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onsolas" svg:font-family="Consolas" style:font-family-generic="roman" style:font-pitch="variable"/>
    <style:font-face style:name="Monospace" svg:font-family="Monospace" style:font-family-generic="roman" style:font-pitch="variable"/>
    <style:font-face style:name="PT Mono" svg:font-family="'PT Mono'" style:font-family-generic="roman" style:font-pitch="variable"/>
    <style:font-face style:name="Segoe UI" svg:font-family="'Segoe UI'"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onospace1" svg:font-family="Monospace"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T Mono1" svg:font-family="'PT Mono'" style:font-family-generic="system" style:font-pitch="variable"/>
    <style:font-face style:name="Segoe UI1" svg:font-family="'Segoe UI'"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6.492cm" fo:margin-left="-0.199cm" fo:margin-top="0cm" fo:margin-bottom="0cm" table:align="left" style:writing-mode="lr-tb"/>
    </style:style>
    <style:style style:name="Table1.A" style:family="table-column">
      <style:table-column-properties style:column-width="16.492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Table2" style:family="table">
      <style:table-properties style:width="16.492cm" fo:margin-left="-0.199cm" fo:margin-top="0cm" fo:margin-bottom="0cm" table:align="left" style:writing-mode="lr-tb"/>
    </style:style>
    <style:style style:name="Table2.A" style:family="table-column">
      <style:table-column-properties style:column-width="16.492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3" style:family="table">
      <style:table-properties style:width="16.492cm" fo:margin-left="-0.199cm" fo:margin-top="0cm" fo:margin-bottom="0cm" table:align="left" style:writing-mode="lr-tb"/>
    </style:style>
    <style:style style:name="Table3.A" style:family="table-column">
      <style:table-column-properties style:column-width="16.492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6.492cm" fo:margin-left="-0.199cm" fo:margin-top="0cm" fo:margin-bottom="0cm" table:align="left" style:writing-mode="lr-tb"/>
    </style:style>
    <style:style style:name="Table4.A" style:family="table-column">
      <style:table-column-properties style:column-width="16.492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a"/>
    </style:style>
    <style:style style:name="Table5" style:family="table">
      <style:table-properties style:width="16.492cm" fo:margin-left="-0.199cm" fo:margin-top="0cm" fo:margin-bottom="0cm" table:align="left" style:writing-mode="lr-tb"/>
    </style:style>
    <style:style style:name="Table5.A" style:family="table-column">
      <style:table-column-properties style:column-width="16.492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a"/>
    </style:style>
    <style:style style:name="P1" style:family="paragraph" style:parent-style-name="Standard">
      <style:paragraph-properties fo:text-align="justify" style:justify-single-word="false"/>
    </style:style>
    <style:style style:name="P2" style:family="paragraph" style:parent-style-name="Standard">
      <style:text-properties style:font-name="PT Mono" style:font-name-asian="PT Mono1" style:font-name-complex="PT Mono1"/>
    </style:style>
    <style:style style:name="P3" style:family="paragraph" style:parent-style-name="Standard">
      <style:text-properties fo:language="pt" fo:country="BR"/>
    </style:style>
    <style:style style:name="P4" style:family="paragraph" style:parent-style-name="Standard">
      <style:paragraph-properties fo:line-height="150%" fo:text-align="justify" style:justify-single-word="false"/>
      <style:text-properties fo:language="pt" fo:country="BR"/>
    </style:style>
    <style:style style:name="P5" style:family="paragraph" style:parent-style-name="Standard">
      <style:text-properties fo:color="#ff0000" fo:language="pt" fo:country="BR"/>
    </style:style>
    <style:style style:name="P6" style:family="paragraph" style:parent-style-name="Standard">
      <style:text-properties fo:font-size="12pt" fo:language="pt" fo:country="BR" fo:font-weight="bold" style:font-size-asian="12pt" style:font-weight-asian="bold" style:font-size-complex="12pt"/>
    </style:style>
    <style:style style:name="P7" style:family="paragraph" style:parent-style-name="Standard">
      <style:text-properties fo:font-size="16pt" fo:language="pt" fo:country="BR" style:font-size-asian="16pt" style:font-size-complex="16pt"/>
    </style:style>
    <style:style style:name="P8" style:family="paragraph" style:parent-style-name="Standard">
      <style:paragraph-properties fo:line-height="150%" fo:text-align="justify" style:justify-single-word="false"/>
      <style:text-properties fo:language="en" fo:country="US"/>
    </style:style>
    <style:style style:name="P9" style:family="paragraph" style:parent-style-name="Standard">
      <style:paragraph-properties fo:line-height="150%" fo:text-align="justify" style:justify-single-word="false"/>
    </style:style>
    <style:style style:name="P10" style:family="paragraph" style:parent-style-name="Standard">
      <style:text-properties fo:color="#7f0055" style:font-name="Consolas" fo:font-size="10pt" fo:language="pt" fo:country="BR" fo:font-weight="bold" style:font-size-asian="10pt" style:font-weight-asian="bold" style:font-name-complex="Consolas1" style:font-size-complex="10pt" style:font-weight-complex="bold"/>
    </style:style>
    <style:style style:name="P11" style:family="paragraph" style:parent-style-name="List_20_Paragraph">
      <style:paragraph-properties fo:margin-top="0cm" fo:margin-bottom="0cm" loext:contextual-spacing="true" fo:line-height="150%" fo:text-align="justify" style:justify-single-word="false"/>
      <style:text-properties fo:color="#3333ff" officeooo:rsid="00381c85" officeooo:paragraph-rsid="00381c85"/>
    </style:style>
    <style:style style:name="P12" style:family="paragraph" style:parent-style-name="Standard">
      <style:paragraph-properties fo:margin-left="1.905cm" fo:margin-right="0cm" fo:text-align="justify" style:justify-single-word="false" fo:text-indent="0cm" style:auto-text-indent="false"/>
      <style:text-properties fo:language="pt" fo:country="BR"/>
    </style:style>
    <style:style style:name="P13" style:family="paragraph" style:parent-style-name="Standard">
      <style:paragraph-properties fo:margin-left="1.905cm" fo:margin-right="0cm" fo:text-align="justify" style:justify-single-word="false" fo:text-indent="0cm" style:auto-text-indent="false"/>
      <style:text-properties fo:color="#ff0000" fo:language="pt" fo:country="BR"/>
    </style:style>
    <style:style style:name="P14" style:family="paragraph" style:parent-style-name="Standard">
      <style:paragraph-properties fo:break-before="page"/>
      <style:text-properties fo:color="#7f0055" style:font-name="Consolas" fo:font-size="10pt" fo:language="pt" fo:country="BR" fo:font-weight="bold" style:font-size-asian="10pt" style:font-weight-asian="bold" style:font-name-complex="Consolas1" style:font-size-complex="10pt" style:font-weight-complex="bold"/>
    </style:style>
    <style:style style:name="P15" style:family="paragraph" style:parent-style-name="Standard">
      <style:paragraph-properties fo:margin-left="1.27cm" fo:margin-right="0cm" fo:margin-top="0cm" fo:margin-bottom="0cm" loext:contextual-spacing="true" fo:text-align="justify" style:justify-single-word="false" fo:text-indent="0cm" style:auto-text-indent="false"/>
      <style:text-properties fo:language="pt" fo:country="BR"/>
    </style:style>
    <style:style style:name="P16" style:family="paragraph" style:parent-style-name="Standard">
      <style:paragraph-properties fo:line-height="100%" fo:padding="0cm" fo:border="none"/>
      <style:text-properties fo:color="#7f0055" style:font-name="Consolas" fo:font-size="10pt" fo:language="pt" fo:country="BR" fo:font-weight="bold" style:font-size-asian="10pt" style:font-weight-asian="bold" style:font-name-complex="Consolas1" style:font-size-complex="10pt" style:font-weight-complex="bold"/>
    </style:style>
    <style:style style:name="P17" style:family="paragraph" style:parent-style-name="Standard">
      <style:paragraph-properties fo:line-height="100%" fo:padding="0cm" fo:border="none"/>
    </style:style>
    <style:style style:name="P18" style:family="paragraph" style:parent-style-name="Standard">
      <style:paragraph-properties fo:line-height="100%" fo:padding="0cm" fo:border="none"/>
      <style:text-properties style:font-name="Consolas" fo:font-size="10pt" fo:language="en" fo:country="US" style:font-size-asian="10pt" style:font-name-complex="Consolas1" style:font-size-complex="10pt"/>
    </style:style>
    <style:style style:name="P19" style:family="paragraph" style:parent-style-name="Standard">
      <style:paragraph-properties fo:line-height="100%" fo:padding="0cm" fo:border="none"/>
      <style:text-properties style:font-name="Consolas" fo:font-size="10pt" fo:language="pt" fo:country="BR" style:font-size-asian="10pt" style:font-name-complex="Consolas1" style:font-size-complex="10pt"/>
    </style:style>
    <style:style style:name="P20"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officeooo:paragraph-rsid="003866dc"/>
    </style:style>
    <style:style style:name="P21" style:family="paragraph" style:parent-style-name="Heading_20_2">
      <style:paragraph-properties fo:text-align="center" style:justify-single-word="false"/>
      <style:text-properties officeooo:paragraph-rsid="001a382e"/>
    </style:style>
    <style:style style:name="P22" style:family="paragraph" style:parent-style-name="List_20_Paragraph">
      <style:text-properties fo:language="pt" fo:country="BR"/>
    </style:style>
    <style:style style:name="P23" style:family="paragraph" style:parent-style-name="List_20_Paragraph">
      <style:paragraph-properties fo:text-align="justify" style:justify-single-word="false"/>
      <style:text-properties fo:language="pt" fo:country="BR"/>
    </style:style>
    <style:style style:name="P24" style:family="paragraph" style:parent-style-name="List_20_Paragraph">
      <style:paragraph-properties fo:line-height="150%" fo:text-align="justify" style:justify-single-word="false"/>
      <style:text-properties fo:language="pt" fo:country="BR"/>
    </style:style>
    <style:style style:name="P25" style:family="paragraph" style:parent-style-name="List_20_Paragraph">
      <style:paragraph-properties fo:line-height="150%" fo:text-align="justify" style:justify-single-word="false"/>
      <style:text-properties fo:color="#3333ff" officeooo:paragraph-rsid="0025ee35"/>
    </style:style>
    <style:style style:name="P26" style:family="paragraph" style:parent-style-name="List_20_Paragraph">
      <style:paragraph-properties fo:line-height="150%" fo:text-align="justify" style:justify-single-word="false"/>
      <style:text-properties fo:color="#3333ff" officeooo:rsid="0023d5c6" officeooo:paragraph-rsid="0023d5c6"/>
    </style:style>
    <style:style style:name="P27"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style>
    <style:style style:name="P28" style:family="paragraph" style:parent-style-name="Standard">
      <style:text-properties fo:font-style="italic" officeooo:paragraph-rsid="001c15e1" style:font-style-asian="italic"/>
    </style:style>
    <style:style style:name="P29" style:family="paragraph" style:parent-style-name="Standard">
      <style:text-properties fo:color="#7030a0" style:font-name="PT Mono" fo:font-size="12pt" fo:font-style="italic" style:font-name-asian="PT Mono1" style:font-size-asian="12pt" style:font-style-asian="italic" style:font-name-complex="PT Mono1"/>
    </style:style>
    <style:style style:name="P30" style:family="paragraph" style:parent-style-name="Standard">
      <style:text-properties fo:color="#7030a0" style:font-name="PT Mono" fo:font-size="12pt" fo:language="pt" fo:country="BR" fo:font-style="italic" style:font-name-asian="PT Mono1" style:font-size-asian="12pt" style:font-style-asian="italic" style:font-name-complex="PT Mono1"/>
    </style:style>
    <style:style style:name="P31" style:family="paragraph" style:parent-style-name="Standard">
      <style:text-properties fo:language="pt" fo:country="BR"/>
    </style:style>
    <style:style style:name="P32" style:family="paragraph" style:parent-style-name="Standard">
      <style:paragraph-properties fo:text-align="justify" style:justify-single-word="false"/>
      <style:text-properties fo:language="pt" fo:country="BR" officeooo:paragraph-rsid="003a9982"/>
    </style:style>
    <style:style style:name="P33" style:family="paragraph" style:parent-style-name="Standard">
      <style:paragraph-properties fo:line-height="150%" fo:text-align="justify" style:justify-single-word="false"/>
      <style:text-properties fo:language="pt" fo:country="BR"/>
    </style:style>
    <style:style style:name="P34" style:family="paragraph" style:parent-style-name="Standard">
      <style:text-properties fo:language="en" fo:country="US"/>
    </style:style>
    <style:style style:name="P35" style:family="paragraph" style:parent-style-name="Standard">
      <style:paragraph-properties fo:text-align="justify" style:justify-single-word="false"/>
      <style:text-properties fo:font-size="16pt" fo:language="pt" fo:country="BR" officeooo:paragraph-rsid="003a9982" style:font-size-asian="16pt" style:font-size-complex="16pt"/>
    </style:style>
    <style:style style:name="P36" style:family="paragraph" style:parent-style-name="Standard" style:list-style-name="WWNum3">
      <style:paragraph-properties fo:margin-top="0cm" fo:margin-bottom="0cm" loext:contextual-spacing="true" fo:text-align="justify" style:justify-single-word="false"/>
    </style:style>
    <style:style style:name="P37" style:family="paragraph" style:parent-style-name="Standard" style:list-style-name="WWNum1">
      <style:paragraph-properties fo:margin-top="0cm" fo:margin-bottom="0cm" loext:contextual-spacing="true" fo:text-align="justify" style:justify-single-word="false"/>
    </style:style>
    <style:style style:name="P38" style:family="paragraph" style:parent-style-name="Standard" style:list-style-name="WWNum3">
      <style:paragraph-properties fo:margin-top="0cm" fo:margin-bottom="0cm" loext:contextual-spacing="true" fo:text-align="justify" style:justify-single-word="false"/>
      <style:text-properties fo:font-size="12pt" fo:language="pt" fo:country="BR" style:font-size-asian="12pt" style:font-size-complex="12pt"/>
    </style:style>
    <style:style style:name="P39" style:family="paragraph" style:parent-style-name="Standard" style:list-style-name="WWNum3">
      <style:paragraph-properties fo:margin-top="0cm" fo:margin-bottom="0cm" loext:contextual-spacing="true" fo:text-align="justify" style:justify-single-word="false"/>
      <style:text-properties fo:color="#ff0000" fo:font-size="12pt" fo:language="pt" fo:country="BR" fo:font-weight="bold" style:font-size-asian="12pt" style:font-weight-asian="bold" style:font-size-complex="12pt"/>
    </style:style>
    <style:style style:name="P40" style:family="paragraph" style:parent-style-name="Standard" style:list-style-name="WWNum1">
      <style:paragraph-properties fo:margin-top="0cm" fo:margin-bottom="0cm" loext:contextual-spacing="true" fo:text-align="justify" style:justify-single-word="false"/>
      <style:text-properties fo:language="pt" fo:country="BR" officeooo:paragraph-rsid="003fc3a2"/>
    </style:style>
    <style:style style:name="P41" style:family="paragraph" style:parent-style-name="Standard">
      <style:paragraph-properties fo:margin-left="0cm" fo:margin-right="0cm" fo:text-indent="1.27cm" style:auto-text-indent="false"/>
      <style:text-properties fo:color="#7030a0" style:font-name="PT Mono" fo:font-size="12pt" fo:font-style="italic" style:font-name-asian="PT Mono1" style:font-size-asian="12pt" style:font-style-asian="italic" style:font-name-complex="PT Mono1"/>
    </style:style>
    <style:style style:name="P42" style:family="paragraph" style:parent-style-name="Standard">
      <style:paragraph-properties fo:text-align="center" style:justify-single-word="false" fo:break-before="page"/>
      <style:text-properties fo:language="pt" fo:country="BR" officeooo:paragraph-rsid="003a9982"/>
    </style:style>
    <style:style style:name="P43" style:family="paragraph" style:parent-style-name="Standard">
      <style:paragraph-properties fo:margin-left="0cm" fo:margin-right="0cm" fo:margin-top="0cm" fo:margin-bottom="0cm" loext:contextual-spacing="true" fo:line-height="150%" fo:text-align="justify" style:justify-single-word="false" fo:text-indent="0cm" style:auto-text-indent="false"/>
      <style:text-properties fo:color="#3333ff" style:font-name="Arial1" fo:font-size="11pt" fo:font-weight="normal" officeooo:paragraph-rsid="003cfb80" style:font-size-asian="11pt" style:font-weight-asian="normal" style:font-size-complex="11pt" style:font-weight-complex="normal"/>
    </style:style>
    <style:style style:name="P44" style:family="paragraph" style:parent-style-name="Standard">
      <style:paragraph-properties fo:margin-left="0cm" fo:margin-right="0cm" fo:margin-top="0cm" fo:margin-bottom="0cm" loext:contextual-spacing="true" fo:line-height="150%" fo:text-align="justify" style:justify-single-word="false" fo:text-indent="0cm" style:auto-text-indent="false"/>
      <style:text-properties fo:color="#3333ff" officeooo:paragraph-rsid="003cfb80"/>
    </style:style>
    <style:style style:name="P45" style:family="paragraph" style:parent-style-name="Standard">
      <style:paragraph-properties fo:margin-left="0cm" fo:margin-right="0cm" fo:margin-top="0cm" fo:margin-bottom="0cm" loext:contextual-spacing="true" fo:line-height="150%" fo:text-align="justify" style:justify-single-word="false" fo:text-indent="0cm" style:auto-text-indent="false"/>
      <style:text-properties officeooo:paragraph-rsid="003cfb80"/>
    </style:style>
    <style:style style:name="P46" style:family="paragraph" style:parent-style-name="Standard">
      <style:paragraph-properties fo:line-height="100%" fo:text-align="center" style:justify-single-word="false" fo:padding="0cm" fo:border="none"/>
      <style:text-properties fo:color="#7f0055" style:font-name="Consolas" fo:font-size="10pt" fo:language="pt" fo:country="BR" style:text-underline-style="solid" style:text-underline-width="auto" style:text-underline-color="font-color" fo:font-weight="bold" style:font-size-asian="10pt" style:font-weight-asian="bold" style:font-name-complex="Consolas1" style:font-size-complex="10pt" style:font-weight-complex="bold"/>
    </style:style>
    <style:style style:name="P47" style:family="paragraph" style:parent-style-name="Standard">
      <style:paragraph-properties fo:line-height="100%" fo:padding="0cm" fo:border="none"/>
      <style:text-properties style:font-name="Consolas" fo:font-size="10pt" fo:language="pt" fo:country="BR" style:font-size-asian="10pt" style:font-name-complex="Consolas1" style:font-size-complex="10pt"/>
    </style:style>
    <style:style style:name="P48" style:family="paragraph" style:parent-style-name="Standard">
      <style:paragraph-properties fo:line-height="100%" fo:padding="0cm" fo:border="none"/>
      <style:text-properties style:font-name="Consolas" fo:font-size="10pt" fo:language="en" fo:country="US" style:font-size-asian="10pt" style:font-name-complex="Consolas1" style:font-size-complex="10pt"/>
    </style:style>
    <style:style style:name="P49" style:family="paragraph" style:parent-style-name="Heading_20_2">
      <style:text-properties fo:language="pt" fo:country="BR"/>
    </style:style>
    <style:style style:name="P50" style:family="paragraph" style:parent-style-name="Heading_20_2">
      <style:paragraph-properties fo:text-align="justify" style:justify-single-word="false"/>
      <style:text-properties fo:language="pt" fo:country="BR" officeooo:paragraph-rsid="001c15e1"/>
    </style:style>
    <style:style style:name="P51" style:family="paragraph" style:parent-style-name="Heading_20_2">
      <style:paragraph-properties fo:text-align="justify" style:justify-single-word="false" fo:break-before="page"/>
      <style:text-properties fo:language="pt" fo:country="BR"/>
    </style:style>
    <style:style style:name="P52" style:family="paragraph" style:parent-style-name="Title" style:master-page-name="Standard">
      <style:paragraph-properties fo:margin-top="0cm" fo:margin-bottom="0cm" loext:contextual-spacing="false" fo:text-align="center" style:justify-single-word="false" style:page-number="1"/>
      <style:text-properties style:font-name="Trebuchet MS" fo:font-size="21pt" fo:language="pt" fo:country="BR" style:font-name-asian="Trebuchet MS1" style:font-size-asian="21pt" style:font-name-complex="Trebuchet MS1" style:font-size-complex="21pt"/>
    </style:style>
    <style:style style:name="P53" style:family="paragraph" style:parent-style-name="Subtitle">
      <style:paragraph-properties fo:margin-top="0cm" fo:margin-bottom="0.353cm" loext:contextual-spacing="false" fo:text-align="center" style:justify-single-word="false"/>
      <style:text-properties style:font-name="Trebuchet MS" fo:font-size="13pt" fo:language="pt" fo:country="BR" fo:font-style="italic" style:font-name-asian="Trebuchet MS1" style:font-size-asian="13pt" style:font-style-asian="italic" style:font-name-complex="Trebuchet MS1" style:font-size-complex="13pt"/>
    </style:style>
    <style:style style:name="P54" style:family="paragraph" style:parent-style-name="List_20_Paragraph" style:list-style-name="WWNum4">
      <style:paragraph-properties fo:line-height="150%" fo:text-align="justify" style:justify-single-word="false"/>
    </style:style>
    <style:style style:name="P55" style:family="paragraph" style:parent-style-name="List_20_Paragraph" style:list-style-name="WWNum6">
      <style:paragraph-properties fo:line-height="150%" fo:text-align="justify" style:justify-single-word="false"/>
    </style:style>
    <style:style style:name="P56" style:family="paragraph" style:parent-style-name="List_20_Paragraph" style:list-style-name="WWNum4">
      <style:paragraph-properties fo:line-height="150%" fo:text-align="justify" style:justify-single-word="false"/>
      <style:text-properties fo:language="pt" fo:country="BR"/>
    </style:style>
    <style:style style:name="P57" style:family="paragraph" style:parent-style-name="List_20_Paragraph" style:list-style-name="WWNum6">
      <style:paragraph-properties fo:line-height="150%" fo:text-align="justify" style:justify-single-word="false"/>
      <style:text-properties fo:language="pt" fo:country="BR"/>
    </style:style>
    <style:style style:name="P58" style:family="paragraph" style:parent-style-name="List_20_Paragraph" style:list-style-name="WWNum7">
      <style:paragraph-properties fo:text-align="justify" style:justify-single-word="false"/>
      <style:text-properties fo:language="pt" fo:country="BR"/>
    </style:style>
    <style:style style:name="P59" style:family="paragraph" style:parent-style-name="List_20_Paragraph">
      <style:paragraph-properties fo:line-height="150%" fo:text-align="justify" style:justify-single-word="false"/>
      <style:text-properties fo:color="#3333ff" fo:language="pt" fo:country="BR" officeooo:rsid="00239851"/>
    </style:style>
    <style:style style:name="P60" style:family="paragraph" style:parent-style-name="List_20_Paragraph">
      <style:paragraph-properties fo:line-height="150%" fo:text-align="justify" style:justify-single-word="false"/>
      <style:text-properties fo:color="#3333ff" fo:language="pt" fo:country="BR" officeooo:rsid="0023d5c6" officeooo:paragraph-rsid="0023d5c6"/>
    </style:style>
    <style:style style:name="P61" style:family="paragraph" style:parent-style-name="List_20_Paragraph">
      <style:paragraph-properties fo:line-height="150%" fo:text-align="justify" style:justify-single-word="false"/>
      <style:text-properties fo:color="#3333ff" fo:language="pt" fo:country="BR" officeooo:rsid="0023d5c6" officeooo:paragraph-rsid="0025ee35"/>
    </style:style>
    <style:style style:name="P62" style:family="paragraph" style:parent-style-name="List_20_Paragraph">
      <style:paragraph-properties fo:line-height="150%" fo:text-align="justify" style:justify-single-word="false"/>
      <style:text-properties fo:color="#3333ff" fo:language="pt" fo:country="BR" officeooo:rsid="0025ee35" officeooo:paragraph-rsid="0025ee35"/>
    </style:style>
    <style:style style:name="P63" style:family="paragraph" style:parent-style-name="List_20_Paragraph" style:list-style-name="WWNum4">
      <style:paragraph-properties fo:line-height="150%" fo:text-align="justify" style:justify-single-word="false"/>
      <style:text-properties fo:color="#3333ff" fo:language="pt" fo:country="BR"/>
    </style:style>
    <style:style style:name="P64" style:family="paragraph" style:parent-style-name="List_20_Paragraph" style:list-style-name="WWNum7">
      <style:paragraph-properties fo:text-align="justify" style:justify-single-word="false"/>
      <style:text-properties fo:color="#3333ff" fo:language="pt" fo:country="BR"/>
    </style:style>
    <style:style style:name="P65" style:family="paragraph" style:parent-style-name="List_20_Paragraph">
      <style:paragraph-properties fo:line-height="150%" fo:text-align="justify" style:justify-single-word="false"/>
      <style:text-properties fo:color="#3333ff" style:font-name="Arial1" fo:font-size="11pt" fo:font-style="normal" officeooo:paragraph-rsid="0025ee35" style:font-name-asian="PT Mono1" style:font-size-asian="11pt" style:font-style-asian="normal" style:font-name-complex="PT Mono1" style:font-size-complex="11pt" style:font-style-complex="normal"/>
    </style:style>
    <style:style style:name="P66" style:family="paragraph" style:parent-style-name="List_20_Paragraph">
      <style:paragraph-properties fo:line-height="150%" fo:text-align="justify" style:justify-single-word="false"/>
      <style:text-properties fo:color="#3333ff" style:font-name="Arial1" fo:font-size="11pt" fo:language="pt" fo:country="BR" fo:font-style="normal" officeooo:rsid="0025ee35" officeooo:paragraph-rsid="0025ee35" style:font-name-asian="PT Mono1" style:font-size-asian="11pt" style:font-style-asian="normal" style:font-name-complex="PT Mono1" style:font-size-complex="11pt" style:font-style-complex="normal"/>
    </style:style>
    <style:style style:name="P67" style:family="paragraph" style:parent-style-name="List_20_Paragraph" style:list-style-name="WWNum7">
      <style:paragraph-properties fo:text-align="justify" style:justify-single-word="false"/>
      <style:text-properties fo:color="#3333ff"/>
    </style:style>
    <style:style style:name="P68" style:family="paragraph" style:parent-style-name="List_20_Paragraph" style:list-style-name="WWNum7">
      <style:paragraph-properties fo:text-align="justify" style:justify-single-word="false"/>
    </style:style>
    <style:style style:name="P69" style:family="paragraph" style:parent-style-name="List_20_Paragraph" style:list-style-name="WWNum4">
      <style:paragraph-properties fo:margin-left="0cm" fo:margin-right="0cm" fo:line-height="150%" fo:text-align="justify" style:justify-single-word="false" fo:text-indent="0cm" style:auto-text-indent="false"/>
      <style:text-properties fo:language="pt" fo:country="BR"/>
    </style:style>
    <style:style style:name="P70"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fo:color="#3333ff" style:font-name="Monospace" fo:font-size="9pt" fo:font-weight="bold" officeooo:paragraph-rsid="003866dc" style:font-size-asian="9pt" style:font-weight-asian="bold" style:font-size-complex="9pt"/>
    </style:style>
    <style:style style:name="P71"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fo:color="#3333ff" style:font-name="Monospace" fo:font-size="9pt" officeooo:paragraph-rsid="003866dc" style:font-size-asian="9pt" style:font-size-complex="9pt"/>
    </style:style>
    <style:style style:name="P72"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fo:color="#3333ff" style:font-name="Monospace" fo:font-size="9pt" officeooo:paragraph-rsid="00381c85" style:font-size-asian="9pt" style:font-size-complex="9pt"/>
    </style:style>
    <style:style style:name="P73"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fo:color="#3333ff" style:font-name="Monospace" fo:font-size="9pt" officeooo:rsid="00381c85" officeooo:paragraph-rsid="00381c85" style:font-size-asian="9pt" style:font-size-complex="9pt"/>
    </style:style>
    <style:style style:name="P74"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fo:color="#3333ff" officeooo:paragraph-rsid="003866dc"/>
    </style:style>
    <style:style style:name="P75"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fo:color="#3333ff" officeooo:paragraph-rsid="003cfb80"/>
    </style:style>
    <style:style style:name="P76"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fo:color="#3333ff" fo:font-size="9pt" officeooo:paragraph-rsid="00381c85" style:font-size-asian="9pt" style:font-size-complex="9pt"/>
    </style:style>
    <style:style style:name="P77"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fo:color="#3333ff" officeooo:rsid="0039cd6e" officeooo:paragraph-rsid="0039cd6e"/>
    </style:style>
    <style:style style:name="P78"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fo:color="#3333ff" style:font-name="Arial1" fo:font-size="11pt" officeooo:paragraph-rsid="003866dc" style:font-size-asian="11pt" style:font-size-complex="11pt"/>
    </style:style>
    <style:style style:name="P79" style:family="paragraph" style:parent-style-name="List_20_Paragraph">
      <style:paragraph-properties fo:margin-left="0cm" fo:margin-right="0cm" fo:margin-top="0cm" fo:margin-bottom="0cm" loext:contextual-spacing="true" fo:line-height="150%" fo:text-align="justify" style:justify-single-word="false" fo:text-indent="0cm" style:auto-text-indent="false"/>
      <style:text-properties fo:color="#3333ff" style:font-name="Arial1" fo:font-size="11pt" officeooo:rsid="003cfb80" officeooo:paragraph-rsid="003cfb80" style:font-size-asian="11pt" style:font-size-complex="11pt"/>
    </style:style>
    <style:style style:name="P80" style:family="paragraph" style:parent-style-name="List_20_Paragraph">
      <style:paragraph-properties fo:margin-top="0cm" fo:margin-bottom="0cm" loext:contextual-spacing="true" fo:line-height="150%" fo:text-align="justify" style:justify-single-word="false"/>
      <style:text-properties fo:color="#3333ff" fo:font-size="9pt" officeooo:paragraph-rsid="00381c85" style:font-size-asian="9pt" style:font-size-complex="9pt"/>
    </style:style>
    <style:style style:name="P81" style:family="paragraph" style:parent-style-name="List_20_Paragraph">
      <style:paragraph-properties fo:margin-top="0cm" fo:margin-bottom="0cm" loext:contextual-spacing="true" fo:line-height="150%" fo:text-align="justify" style:justify-single-word="false"/>
      <style:text-properties fo:color="#3333ff" fo:font-size="5pt" officeooo:rsid="00381c85" officeooo:paragraph-rsid="00381c85" style:font-size-asian="4.34999990463257pt" style:font-size-complex="5pt"/>
    </style:style>
    <style:style style:name="P82" style:family="paragraph">
      <loext:graphic-properties draw:fill="solid" draw:fill-color="#a0a0a0"/>
      <style:paragraph-properties fo:text-align="center"/>
    </style:style>
    <style:style style:name="T1" style:family="text">
      <style:text-properties fo:font-size="12pt" fo:language="pt" fo:country="BR" style:font-size-asian="12pt" style:font-size-complex="12pt"/>
    </style:style>
    <style:style style:name="T2" style:family="text">
      <style:text-properties fo:font-size="12pt" fo:language="pt" fo:country="BR" style:text-underline-style="solid" style:text-underline-width="auto" style:text-underline-color="font-color" fo:font-weight="bold" style:font-size-asian="12pt" style:font-weight-asian="bold" style:font-size-complex="12pt"/>
    </style:style>
    <style:style style:name="T3" style:family="text">
      <style:text-properties fo:font-size="12pt" fo:language="pt" fo:country="BR" style:text-underline-style="solid" style:text-underline-width="auto" style:text-underline-color="font-color" style:font-size-asian="12pt" style:font-size-complex="12pt"/>
    </style:style>
    <style:style style:name="T4" style:family="text">
      <style:text-properties fo:font-size="12pt" fo:language="pt" fo:country="BR" fo:font-style="italic" style:font-size-asian="12pt" style:font-style-asian="italic" style:font-size-complex="12pt"/>
    </style:style>
    <style:style style:name="T5" style:family="text">
      <style:text-properties fo:font-size="12pt" fo:language="pt" fo:country="BR" fo:font-weight="bold" style:font-size-asian="12pt" style:font-weight-asian="bold" style:font-size-complex="12pt"/>
    </style:style>
    <style:style style:name="T6" style:family="text">
      <style:text-properties fo:font-size="12pt" fo:font-weight="bold" style:font-size-asian="12pt" style:font-weight-asian="bold" style:font-size-complex="12pt"/>
    </style:style>
    <style:style style:name="T7" style:family="text">
      <style:text-properties fo:color="#ff0000" fo:font-size="12pt" fo:language="pt" fo:country="BR" fo:font-weight="bold" style:font-size-asian="12pt" style:font-weight-asian="bold" style:font-size-complex="12pt"/>
    </style:style>
    <style:style style:name="T8" style:family="text">
      <style:text-properties fo:color="#ff0000" fo:font-size="12pt" fo:language="pt" fo:country="BR" style:text-underline-style="solid" style:text-underline-width="auto" style:text-underline-color="font-color" fo:font-weight="bold" style:font-size-asian="12pt" style:font-weight-asian="bold" style:font-size-complex="12pt"/>
    </style:style>
    <style:style style:name="T9" style:family="text">
      <style:text-properties fo:color="#ff0000" fo:font-size="12pt" fo:language="pt" fo:country="BR" style:font-size-asian="12pt" style:font-size-complex="12pt"/>
    </style:style>
    <style:style style:name="T10" style:family="text">
      <style:text-properties fo:color="#ff0000" fo:language="pt" fo:country="BR" fo:font-weight="bold" style:font-weight-asian="bold"/>
    </style:style>
    <style:style style:name="T11" style:family="text">
      <style:text-properties fo:language="pt" fo:country="BR"/>
    </style:style>
    <style:style style:name="T12" style:family="text">
      <style:text-properties fo:language="pt" fo:country="BR" fo:font-style="italic" style:font-style-asian="italic"/>
    </style:style>
    <style:style style:name="T13" style:family="text">
      <style:text-properties fo:language="pt" fo:country="BR" fo:font-style="italic" style:font-style-asian="italic" style:font-style-complex="italic"/>
    </style:style>
    <style:style style:name="T14" style:family="text">
      <style:text-properties fo:language="pt" fo:country="BR" fo:font-weight="bold" style:font-weight-asian="bold"/>
    </style:style>
    <style:style style:name="T15" style:family="text">
      <style:text-properties fo:language="pt" fo:country="BR" officeooo:rsid="00201a86"/>
    </style:style>
    <style:style style:name="T16" style:family="text">
      <style:text-properties fo:language="pt" fo:country="BR" officeooo:rsid="00239851"/>
    </style:style>
    <style:style style:name="T17" style:family="text">
      <style:text-properties fo:language="pt" fo:country="BR" officeooo:rsid="00402f9e"/>
    </style:style>
    <style:style style:name="T18" style:family="text">
      <style:text-properties fo:language="pt" fo:country="BR" officeooo:rsid="0040c818"/>
    </style:style>
    <style:style style:name="T19" style:family="text">
      <style:text-properties fo:color="#7030a0" fo:language="pt" fo:country="BR" fo:font-weight="bold" style:font-weight-asian="bold"/>
    </style:style>
    <style:style style:name="T20" style:family="text">
      <style:text-properties fo:color="#7f0055" style:font-name="Consolas" fo:font-size="10pt" fo:language="pt" fo:country="BR" fo:font-weight="bold" style:font-size-asian="10pt" style:font-weight-asian="bold" style:font-name-complex="Consolas1" style:font-size-complex="10pt" style:font-weight-complex="bold"/>
    </style:style>
    <style:style style:name="T21" style:family="text">
      <style:text-properties fo:color="#7f0055" style:font-name="Consolas" fo:font-size="10pt" fo:language="en" fo:country="US" fo:font-weight="bold" style:font-size-asian="10pt" style:font-weight-asian="bold" style:font-name-complex="Consolas1" style:font-size-complex="10pt" style:font-weight-complex="bold"/>
    </style:style>
    <style:style style:name="T22" style:family="text">
      <style:text-properties style:font-name="Consolas" fo:font-size="10pt" fo:language="pt" fo:country="BR" style:font-size-asian="10pt" style:font-name-complex="Consolas1" style:font-size-complex="10pt"/>
    </style:style>
    <style:style style:name="T23" style:family="text">
      <style:text-properties style:font-name="Consolas" fo:font-size="10pt" fo:language="en" fo:country="US" style:font-size-asian="10pt" style:font-name-complex="Consolas1" style:font-size-complex="10pt"/>
    </style:style>
    <style:style style:name="T24" style:family="text">
      <style:text-properties fo:color="#6a3e3e" style:font-name="Consolas" fo:font-size="10pt" fo:language="pt" fo:country="BR" style:font-size-asian="10pt" style:font-name-complex="Consolas1" style:font-size-complex="10pt"/>
    </style:style>
    <style:style style:name="T25" style:family="text">
      <style:text-properties fo:color="#6a3e3e" style:font-name="Consolas" fo:font-size="10pt" fo:language="en" fo:country="US" style:font-size-asian="10pt" style:font-name-complex="Consolas1" style:font-size-complex="10pt"/>
    </style:style>
    <style:style style:name="T26" style:family="text">
      <style:text-properties fo:color="#0000c0" style:font-name="Consolas" fo:font-size="10pt" fo:language="en" fo:country="US" style:font-size-asian="10pt" style:font-name-complex="Consolas1" style:font-size-complex="10pt"/>
    </style:style>
    <style:style style:name="T27" style:family="text">
      <style:text-properties fo:color="#0000c0" style:font-name="Consolas" fo:font-size="10pt" fo:language="en" fo:country="US" fo:font-style="italic" fo:font-weight="bold" style:font-size-asian="10pt" style:font-style-asian="italic" style:font-weight-asian="bold" style:font-name-complex="Consolas1" style:font-size-complex="10pt" style:font-style-complex="italic" style:font-weight-complex="bold"/>
    </style:style>
    <style:style style:name="T28" style:family="text">
      <style:text-properties fo:color="#2a00ff" style:font-name="Consolas" fo:font-size="10pt" fo:language="en" fo:country="US" style:font-size-asian="10pt" style:font-name-complex="Consolas1" style:font-size-complex="10pt"/>
    </style:style>
    <style:style style:name="T29" style:family="text">
      <style:text-properties fo:color="#2a00ff" style:font-name="Consolas" fo:font-size="10pt" fo:language="pt" fo:country="BR" style:font-size-asian="10pt" style:font-name-complex="Consolas1" style:font-size-complex="10pt"/>
    </style:style>
    <style:style style:name="T30" style:family="text">
      <style:text-properties fo:color="#3333ff"/>
    </style:style>
    <style:style style:name="T31" style:family="text">
      <style:text-properties fo:color="#3333ff" fo:language="pt" fo:country="BR"/>
    </style:style>
    <style:style style:name="T32" style:family="text">
      <style:text-properties fo:color="#3333ff" fo:language="pt" fo:country="BR" officeooo:rsid="00239851"/>
    </style:style>
    <style:style style:name="T33" style:family="text">
      <style:text-properties fo:color="#3333ff" fo:language="pt" fo:country="BR" officeooo:rsid="00297284"/>
    </style:style>
    <style:style style:name="T34" style:family="text">
      <style:text-properties fo:color="#3333ff" fo:language="pt" fo:country="BR" officeooo:rsid="002a46ec"/>
    </style:style>
    <style:style style:name="T35" style:family="text">
      <style:text-properties fo:color="#3333ff" fo:language="pt" fo:country="BR" officeooo:rsid="002bcb1e"/>
    </style:style>
    <style:style style:name="T36" style:family="text">
      <style:text-properties fo:color="#3333ff" fo:language="pt" fo:country="BR" officeooo:rsid="002bff4b"/>
    </style:style>
    <style:style style:name="T37" style:family="text">
      <style:text-properties fo:color="#3333ff" fo:language="pt" fo:country="BR" officeooo:rsid="002c4728"/>
    </style:style>
    <style:style style:name="T38" style:family="text">
      <style:text-properties fo:color="#3333ff" fo:language="pt" fo:country="BR" officeooo:rsid="002f20d1"/>
    </style:style>
    <style:style style:name="T39" style:family="text">
      <style:text-properties fo:color="#3333ff" fo:language="pt" fo:country="BR" officeooo:rsid="00306d3e"/>
    </style:style>
    <style:style style:name="T40" style:family="text">
      <style:text-properties fo:color="#3333ff" fo:language="pt" fo:country="BR" officeooo:rsid="00336b42"/>
    </style:style>
    <style:style style:name="T41" style:family="text">
      <style:text-properties fo:color="#3333ff" fo:language="pt" fo:country="BR" officeooo:rsid="00351b96"/>
    </style:style>
    <style:style style:name="T42" style:family="text">
      <style:text-properties fo:color="#3333ff" fo:language="pt" fo:country="BR" officeooo:rsid="003524a4"/>
    </style:style>
    <style:style style:name="T43" style:family="text">
      <style:text-properties fo:color="#3333ff" fo:language="pt" fo:country="BR" officeooo:rsid="0036017e"/>
    </style:style>
    <style:style style:name="T44" style:family="text">
      <style:text-properties fo:color="#3333ff" fo:language="pt" fo:country="BR" officeooo:rsid="00402f9e"/>
    </style:style>
    <style:style style:name="T45" style:family="text">
      <style:text-properties fo:color="#3333ff" fo:language="pt" fo:country="BR" officeooo:rsid="0040c818"/>
    </style:style>
    <style:style style:name="T46" style:family="text">
      <style:text-properties fo:color="#3333ff" style:font-name="Arial1" fo:font-size="10pt" officeooo:rsid="00381c85" style:font-size-asian="10pt"/>
    </style:style>
    <style:style style:name="T47" style:family="text">
      <style:text-properties fo:color="#3333ff" style:font-name="Arial1" fo:font-size="10pt" officeooo:rsid="003866dc" style:font-size-asian="10pt"/>
    </style:style>
    <style:style style:name="T48" style:family="text">
      <style:text-properties fo:color="#3333ff" style:font-name="Arial1" fo:font-size="11pt" fo:font-weight="normal" officeooo:rsid="003cfb80" style:font-size-asian="11pt" style:font-weight-asian="normal" style:font-size-complex="11pt" style:font-weight-complex="normal"/>
    </style:style>
    <style:style style:name="T49" style:family="text">
      <style:text-properties style:font-name="Arial1" fo:font-size="11pt" fo:font-style="normal" style:font-name-asian="PT Mono1" style:font-size-asian="11pt" style:font-style-asian="normal" style:font-name-complex="PT Mono1" style:font-size-complex="11pt" style:font-style-complex="normal"/>
    </style:style>
    <style:style style:name="T50" style:family="text">
      <style:text-properties style:font-name="Arial1" fo:font-size="11pt" fo:font-style="normal" officeooo:rsid="0025ee35" style:font-name-asian="PT Mono1" style:font-size-asian="11pt" style:font-style-asian="normal" style:font-name-complex="PT Mono1" style:font-size-complex="11pt" style:font-style-complex="normal"/>
    </style:style>
    <style:style style:name="T51" style:family="text">
      <style:text-properties style:font-name="Arial1" fo:font-size="11pt" fo:font-style="normal" officeooo:rsid="0026c6a0" style:font-name-asian="PT Mono1" style:font-size-asian="11pt" style:font-style-asian="normal" style:font-name-complex="PT Mono1" style:font-size-complex="11pt" style:font-style-complex="normal"/>
    </style:style>
    <style:style style:name="T52" style:family="text">
      <style:text-properties style:font-name="Arial1" fo:font-size="11pt" fo:language="pt" fo:country="BR" fo:font-style="normal" style:font-name-asian="PT Mono1" style:font-size-asian="11pt" style:font-style-asian="normal" style:font-name-complex="PT Mono1" style:font-size-complex="11pt" style:font-style-complex="normal"/>
    </style:style>
    <style:style style:name="T53" style:family="text">
      <style:text-properties style:font-name="Arial1" fo:font-size="11pt" fo:language="pt" fo:country="BR" fo:font-style="normal" officeooo:rsid="0025ee35" style:font-name-asian="PT Mono1" style:font-size-asian="11pt" style:font-style-asian="normal" style:font-name-complex="PT Mono1" style:font-size-complex="11pt" style:font-style-complex="normal"/>
    </style:style>
    <style:style style:name="T54" style:family="text">
      <style:text-properties style:font-name="Arial1" fo:font-size="10pt" fo:font-style="normal" officeooo:rsid="0026c6a0" style:font-name-asian="PT Mono1" style:font-size-asian="10pt" style:font-style-asian="normal" style:font-name-complex="PT Mono1" style:font-size-complex="10pt" style:font-style-complex="normal"/>
    </style:style>
    <style:style style:name="T55" style:family="text">
      <style:text-properties style:font-name="Arial1" fo:language="pt" fo:country="BR" fo:font-style="normal" officeooo:rsid="0025ee35" style:font-name-asian="PT Mono1" style:font-style-asian="normal" style:font-name-complex="PT Mono1" style:font-style-complex="normal"/>
    </style:style>
    <style:style style:name="T56" style:family="text">
      <style:text-properties style:font-name="Monospace"/>
    </style:style>
    <style:style style:name="T57" style:family="text">
      <style:text-properties style:font-name="Monospace" fo:font-size="9pt" fo:font-weight="bold" style:font-size-asian="9pt" style:font-weight-asian="bold" style:font-size-complex="9pt"/>
    </style:style>
    <style:style style:name="T58" style:family="text">
      <style:text-properties style:font-name="Monospace" fo:font-size="9pt" fo:font-weight="bold" style:font-size-asian="9pt" style:font-weight-asian="bold" style:font-size-complex="9pt"/>
    </style:style>
    <style:style style:name="T59" style:family="text">
      <style:text-properties style:font-name="Monospace" fo:font-size="9pt" fo:font-weight="bold" style:font-size-asian="9pt" style:font-weight-asian="bold" style:font-size-complex="9pt"/>
    </style:style>
    <style:style style:name="T60" style:family="text">
      <style:text-properties style:font-name="Monospace" fo:font-size="9pt" fo:font-weight="bold" fo:background-color="transparent" loext:char-shading-value="0" style:font-size-asian="9pt" style:font-weight-asian="bold" style:font-size-complex="9pt"/>
    </style:style>
    <style:style style:name="T61" style:family="text">
      <style:text-properties style:font-name="Monospace" fo:font-size="9pt" style:font-size-asian="9pt" style:font-size-complex="9pt"/>
    </style:style>
    <style:style style:name="T62" style:family="text">
      <style:text-properties style:font-name="Monospace" fo:font-size="9pt" officeooo:rsid="003866dc" style:font-size-asian="9pt" style:font-size-complex="9pt"/>
    </style:style>
    <style:style style:name="T63" style:family="text">
      <style:text-properties style:font-name="Monospace" fo:font-size="9pt" officeooo:rsid="003a9982" style:font-size-asian="9pt" style:font-size-complex="9pt"/>
    </style:style>
    <style:style style:name="T64" style:family="text">
      <style:text-properties style:font-name="Monospace" fo:font-size="9pt" style:font-size-asian="9pt" style:font-size-complex="9pt"/>
    </style:style>
    <style:style style:name="T65" style:family="text">
      <style:text-properties style:font-name="Monospace" fo:font-size="9pt" style:font-size-asian="9pt" style:font-size-complex="9pt"/>
    </style:style>
    <style:style style:name="T66" style:family="text">
      <style:text-properties style:font-name="Monospace" fo:font-size="9pt" officeooo:rsid="003cfb80" style:font-size-asian="9pt" style:font-size-complex="9pt"/>
    </style:style>
    <style:style style:name="T67" style:family="text">
      <style:text-properties style:font-name="Monospace" fo:font-size="9pt" fo:background-color="transparent" loext:char-shading-value="0" style:font-size-asian="9pt" style:font-size-complex="9pt"/>
    </style:style>
    <style:style style:name="T68" style:family="text">
      <style:text-properties style:font-name="Monospace" fo:font-weight="bold" style:font-weight-asian="bold"/>
    </style:style>
    <style:style style:name="T69" style:family="text">
      <style:text-properties style:font-name="Monospace" officeooo:rsid="00381c85"/>
    </style:style>
    <style:style style:name="T70" style:family="text">
      <style:text-properties officeooo:rsid="003b82c2"/>
    </style:style>
    <style:style style:name="T71" style:family="text">
      <style:text-properties officeooo:rsid="003cfb80"/>
    </style:style>
    <style:style style:name="T72" style:family="text">
      <style:text-properties officeooo:rsid="003cfb80"/>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bookmark text:name="_hjy8l4fcdrea"/>CES-28 Prova 2 - 2017</text:p>
      <text:p text:style-name="P53"><text:bookmark text:name="_mqshvfcthjzn"/>Sem consulta - individual - com computador - 3h</text:p>
      <text:p text:style-name="P27">PARTE I - ORIENTAÇÕES</text:p>
      <text:p text:style-name="P1"/>
      <text:list xml:id="list8151960330918632782" text:style-name="WWNum3">
        <text:list-item>
          <text:p text:style-name="P36"><text:bookmark text:name="_w8yet5siqv6j"/><text:span text:style-name="T1">Qualquer dúvida de codificação Java só pode ser sanada com textos/sites oficiais da </text:span><text:span text:style-name="T2">Oracle</text:span><text:span text:style-name="T1"> ou </text:span><text:span text:style-name="T2">JUnit</text:span><text:span text:style-name="T1">.</text:span></text:p>
          <text:list>
            <text:list-item>
              <text:p text:style-name="P36"><text:span text:style-name="T1">Exceção são idiomas (ou ‘macacos’) da linguagem como sintaxe do método </text:span><text:span text:style-name="T4">.equals()</text:span><text:span text:style-name="T1">, ou sintaxe de set para percorrer collections, não relacionados ao exercício sendo resolvido. Nesse caso, podem procurar exemplos da sintaxe na web.</text:span></text:p>
            </text:list-item>
          </text:list>
        </text:list-item>
        <text:list-item>
          <text:p text:style-name="P36"><text:span text:style-name="T1">Sobre o uso do </text:span><text:span text:style-name="T2">Mockito</text:span><text:span text:style-name="T1">, com a finalidade de procurar exemplos da sintaxe para os testes, podem ser usados sites de ajuda online, o próprio material da aula com (pdf´s, exemplos de código e labs), assim como o seu próprio código, </text:span><text:span text:style-name="T5">mas sem usar código de outros alunos</text:span><text:span text:style-name="T1">.</text:span></text:p>
          <text:list>
            <text:list-item>
              <text:p text:style-name="P36"><text:span text:style-name="T1">Lembre-se de configurar seu build com os jar(s) existentes em </text:span><text:span text:style-name="T2">bibliotecas.zip</text:span><text:span text:style-name="T1">.</text:span></text:p>
            </text:list-item>
          </text:list>
        </text:list-item>
        <text:list-item>
          <text:p text:style-name="P38">Questões com itens diversos, favor identificar claramente pela letra que representa o item, para que seja possível saber precisamente a que item corresponde a resposta dada!</text:p>
          <text:list>
            <text:list-item>
              <text:p text:style-name="P39">NO CASO DE NÃO IDENTIFICAÇÃO, A QUESTÃO SERÁ ZERADA,</text:p>
            </text:list-item>
          </text:list>
        </text:list-item>
        <text:list-item>
          <text:p text:style-name="P36"><text:span text:style-name="T1">Se necessário realizar </text:span><text:span text:style-name="T3">implementação</text:span><text:span text:style-name="T1">, somente serão aceitos códigos implementados no Eclipse. Essas questões ou itens serão indicados com o rótulo </text:span><text:span text:style-name="T7">[IMPLEMENTAÇÃO]</text:span><text:span text:style-name="T1">! Para as outras questões, </text:span><text:span text:style-name="T3">pode</text:span><text:span text:style-name="T1"> ser usado o Eclipse, caso for mais confortável, digitando os exemplos, mas não é necessário um código completo, executando. Basta incluir trechos do código no texto da resposta.</text:span></text:p>
        </text:list-item>
        <text:list-item>
          <text:p text:style-name="P38">Deve ser submetido tanto no TIDIA, como no GITLAB os seguintes entregáveis:</text:p>
          <text:list>
            <text:list-item>
              <text:p text:style-name="P36"><text:span text:style-name="T5">QUESTÕES DE IMPLEMENTAÇÃO:</text:span><text:span text:style-name="T1"> Código completo e funcional da questão, bem como todas as bibliotecas devidamente configuradas nos seus respectivos diretórios. O projeto deve SEMPRE ter um “source folder” </text:span><text:span text:style-name="T2">src</text:span><text:span text:style-name="T1"> (onde estarão os códigos fontes) e outro </text:span><text:span text:style-name="T2">test</text:span><text:span text:style-name="T1">, onde estarão as classes de testes, caso seja o caso. Cada questão de implementação deve ser um projeto à parte.</text:span></text:p>
            </text:list-item>
            <text:list-item>
              <text:p text:style-name="P36"><text:span text:style-name="T5">DEMAIS QUESTÕES: </text:span><text:span text:style-name="T1">Deve haver ser submetido um arquivo PDF com as devidas respostas. Use os números das questões para identificá-las.</text:span></text:p>
            </text:list-item>
          </text:list>
        </text:list-item>
        <text:list-item>
          <text:p text:style-name="P36"><text:span text:style-name="T1">No caso de diagramas, pode ser usado qualquer editor de diagrama UML, assim como desenhar no papel, tirar a foto, e </text:span><text:span text:style-name="T5">incluí-la no pdf dentro da resposta, NÃO como anexo separado</text:span><text:span text:style-name="T1">. </text:span><text:span text:style-name="T7">Atenção: </text:span><text:span text:style-name="T8">use linhas grossas, garanta que a foto é legivel</text:span><text:span text:style-name="T7">!!!!</text:span><text:span text:style-name="T9"> </text:span></text:p>
        </text:list-item>
      </text:list>
      <text:h text:style-name="P21" text:outline-level="2"><text:soft-page-break/><draw:rect text:anchor-type="as-char" svg:y="0cm" draw:z-index="0" draw:style-name="gr1" draw:text-style-name="P82" svg:width="0.003cm" svg:height="0.054cm"><text:p/></draw:rect><text:span text:style-name="T5">PARTE II - CONCEITUAL</text:span></text:h>
      <text:h text:style-name="P50" text:outline-level="2">QUESTÃO 1 - Demeter não é só procurar por vários ‘.’ na mesma linha.</text:h>
      <text:p text:style-name="P28">[livro The Pragmatic Programmer cap 5]</text:p>
      <text:p text:style-name="P2"/>
      <text:p text:style-name="P29">void processTransaction(BankAccount acct, int value) {</text:p>
      <text:p text:style-name="P41">Person *who;</text:p>
      <text:p text:style-name="P41">Money amt;</text:p>
      <text:p text:style-name="P41">amt.setValue(value);</text:p>
      <text:p text:style-name="P41">acct.setBalance(amt);</text:p>
      <text:p text:style-name="P41">who = acct.getOwner();</text:p>
      <text:p text:style-name="P41"/>
      <text:p text:style-name="P41">// saves log of all transactions</text:p>
      <text:p text:style-name="P41">logService(who-&gt;name(), SET_BALANCE);</text:p>
      <text:p text:style-name="P30">}</text:p>
      <text:p text:style-name="P3"/>
      <text:list xml:id="list6633882307902652803" text:style-name="WWNum4">
        <text:list-item>
          <text:p text:style-name="P54"><text:span text:style-name="T11">O código acima contém uma violação da Lei de Demeter. Encontre-a, e explique porque é uma violação [0.5]. </text:span><text:span text:style-name="T32">No momento da chamada de “logService()”, o ponteiro “who” acessa o método “name()” do proprietário da conta que deveria funcionar como um “getter”. Além disso, para que “who” apontasse para o proprietário da conta, houve a atribuição “who = acct.getOwner()” que também funciona como um “getter”. Assim, o efeito “líquido” dos dois “getters” foi acessar o método de um atributo, ou seja, equivale a “logService(acct.getOwner().name(), SET_BALANCE)” que viola a Lei de Demeter ao “atropelar” o acesso entre classes, reduzindo-se ao problema de “muitos pontos” (.) no tratamento de classes.</text:span></text:p>
          <text:p text:style-name="P56"/>
        </text:list-item>
        <text:list-item>
          <text:p text:style-name="P54"><text:span text:style-name="T11">Corrija o código acima (não precisa do código completo) [0.5].</text:span><text:span text:style-name="T16"> </text:span><text:span text:style-name="T32">Basta criar um método “getName()” ou “getOwnerName()” para “acct” que devolve o nome do proprietário da conta, algo como:</text:span></text:p>
        </text:list-item>
      </text:list>
      <text:p text:style-name="P59"/>
      <text:p text:style-name="P26"><text:span text:style-name="T16">(</text:span><text:span text:style-name="T13">visibilidade)</text:span><text:span text:style-name="T11"> class BankAccount {</text:span></text:p>
      <text:p text:style-name="P60"><text:tab/>private Person Owner;</text:p>
      <text:p text:style-name="P60"><text:tab/>// outros atributos</text:p>
      <text:p text:style-name="P60"><text:tab/></text:p>
      <text:p text:style-name="P60"><text:tab/>public String getOwnerName() {</text:p>
      <text:p text:style-name="P60"><text:tab/><text:tab/>return Owner.name();</text:p>
      <text:p text:style-name="P60"><text:tab/>}</text:p>
      <text:p text:style-name="P60"><text:tab/>// outros métodos</text:p>
      <text:p text:style-name="P61">}</text:p>
      <text:p text:style-name="P62"><text:soft-page-break/>O código corrigido fica:</text:p>
      <text:p text:style-name="P65"/>
      <text:p text:style-name="P65">void processTransaction(BankAccount acct, int value) {</text:p>
      <text:p text:style-name="P25"><text:span text:style-name="T49"><text:tab/>Money amt </text:span><text:span text:style-name="T51">= new Money(/* parametros necessarios */); </text:span><text:span text:style-name="T54">//necessita de inicialização</text:span></text:p>
      <text:p text:style-name="P65"><text:tab/>amt.setValue(value);</text:p>
      <text:p text:style-name="P65"><text:tab/>acct.setBalance(amt);</text:p>
      <text:p text:style-name="P65"/>
      <text:p text:style-name="P65"><text:tab/>// saves log of all transactions</text:p>
      <text:p text:style-name="P25"><text:span text:style-name="T49"><text:tab/>logService</text:span><text:span text:style-name="T50">(acct.getOwnerName()</text:span><text:span text:style-name="T49">, SET_BALANCE);</text:span></text:p>
      <text:p text:style-name="P66">}</text:p>
      <text:list xml:id="list115511814697766" text:continue-numbering="true" text:style-name="WWNum4">
        <text:list-item>
          <text:list>
            <text:list-header>
              <text:p text:style-name="P69"/>
              <text:p text:style-name="P69">Obs.: Não precisa mudar outras classes explicitamente, apenas indique o que precisaria ser mudado. <text:s/></text:p>
              <text:p text:style-name="P69"/>
            </text:list-header>
          </text:list>
        </text:list-item>
        <text:list-item>
          <text:p text:style-name="P54"><text:span text:style-name="T11">Depois da correção, indique qual dependência entre quais classes foi eliminada pela sua correção e explique porque melhorou a manutenibilidade, fornecendo um exemplo de mudança em uma das entidades do projeto que não implicaria mais em mudança no código acima [0.5].</text:span><text:span text:style-name="T31"> </text:span><text:span text:style-name="T33">Foi eliminada a dependência entre a classe que possui o método “processTransaction” e a classe “Person”, melhorando a manutenibilidade da classe BankAccount em relação às que a usam, uma vez que o tratamento interno de BankAccout para com o proprietário da conta foi encapsulado </text:span><text:span text:style-name="T34">e “escondido” do método “processTransaction”</text:span><text:span text:style-name="T33">. </text:span><text:span text:style-name="T35">Por exemplo, se a classe “Person” fosse extinta e a classe “BankAccount” mantivesse apenas o nome do proprietário (e possivelmente alguns outros dados como atributos), o método “processTransaction” não seria afetado, uma vez que as informações que este método recebe de “BankAccount” são transmitidas pelo método “getOwnerName()” </text:span><text:span text:style-name="T36">que possui implementação e comportamento “escondidos” do método “processTransaction”</text:span><text:span text:style-name="T35">.</text:span></text:p>
          <text:p text:style-name="P63"/>
          <text:p text:style-name="P56"/>
        </text:list-item>
        <text:list-item>
          <text:p text:style-name="P54"><text:span text:style-name="T11">Explique a melhoria realizada acima em relação a pelo menos um dos princípios SOLID ou GRASP [0.5]. </text:span><text:span text:style-name="T37">A modificação realizada tange o princípio “Open-Closed” <text:s/>(a letra O de SOLID). </text:span><text:span text:style-name="T38">O princípio “Open-Closed” orienta à construção de componentes que sejam abertos a extensões mas fechados para modificações. </text:span><text:span text:style-name="T39">A modificação realizada faz com que o método “processTransaction” e a classe “Person” sejam independentes, criando a possibilidade de que o tratamento do proprietário da conta pela classe “BankAccount” seja extensível sem a necessidade de modificação do método “processTransaction”</text:span><text:span text:style-name="T40">, bem como a possibilidade de extensão do próprio método “processTransaction”.</text:span></text:p>
          <text:p text:style-name="P56"/>
        </text:list-item>
      </text:list>
      <text:h text:style-name="P49" text:outline-level="2"><text:bookmark text:name="_5ek9h3epw9zk"/><text:soft-page-break/>QUESTÃO 2 - TDD</text:h>
      <text:p text:style-name="P3">Dada as questões abaixo, marque a opção correta:</text:p>
      <text:p text:style-name="P3"/>
      <text:list xml:id="list1586752842065054705" text:style-name="WWNum7">
        <text:list-item>
          <text:p text:style-name="P58">Ha um conjunto de requisitos e casos de teste a serem implementados em um projeto TDD. Durante o ciclo do TDD, percebemos que ha um caso limite ou exceção simples de implementar, que não foi previsto, e é importante e necessário para que tudo funcione. O que fazemos? (0.5)</text:p>
          <text:p text:style-name="P58"/>
          <text:list>
            <text:list-item>
              <text:p text:style-name="P58">Não podemos adicionar funcionalidades, mesmo que pequenas. Precisamos recombinar as funcionalidades e casos previstos com o chefe ou o resto do grupo.</text:p>
              <text:p text:style-name="P58"/>
            </text:list-item>
            <text:list-item>
              <text:p text:style-name="P64">Adicionamos mais um caso de teste na lista "to do", e o TDD continua normalmente. Esse novo teste será implementado como qualquer outro durante a fase RED do TDD.<text:tab/></text:p>
              <text:p text:style-name="P58"/>
            </text:list-item>
            <text:list-item>
              <text:p text:style-name="P58">Necessariamente precisamos incluir esse caso nos testes já existentes, através de asserts extra.<text:tab/></text:p>
              <text:p text:style-name="P58"/>
            </text:list-item>
            <text:list-item>
              <text:p text:style-name="P58">Implementamos esse novo caso na fase BLUE do TDD, ou seja, considerando-o como uma refatoração, pois não existe teste para ele.</text:p>
            </text:list-item>
          </text:list>
        </text:list-item>
      </text:list>
      <text:p text:style-name="P12"/>
      <text:p text:style-name="P12"/>
      <text:list xml:id="list115512647459270" text:continue-numbering="true" text:style-name="WWNum7">
        <text:list-item>
          <text:p text:style-name="P68"><text:span text:style-name="T11">O TDD indica que não misturemos as fases RED, GREEN, e BLUE, e que hajam varias iterações do mesmo ciclo. Um dos propósitos disso eh fazer com que a qualquer momento no ciclo TDD, apenas um (o novo teste) ou pelo menos, poucos testes estejam falhando ou com erro. Ou seja, fazer com que o código de produção permaneça relativamente próximo de "compilando, executando e 100% </text:span><text:span text:style-name="T12">green tests</text:span><text:span text:style-name="T11">", mesmo durante o desenvolvimento. A não ser em casos raros em que um bug ou refatoração muito fundamentais quebrem momentaneamente muitos testes, gostaríamos que isso fosse sempre verdade. Consideramos que isso ajuda a manter a qualidade do software no TDD. (0.5)</text:span></text:p>
          <text:list>
            <text:list-item>
              <text:p text:style-name="P67"><text:span text:style-name="T11">V (</text:span><text:span text:style-name="T15">x</text:span><text:span text:style-name="T11">)</text:span></text:p>
            </text:list-item>
            <text:list-item>
              <text:p text:style-name="P58">F ( <text:s/>)</text:p>
            </text:list-item>
          </text:list>
        </text:list-item>
      </text:list>
      <text:p text:style-name="P23"/>
      <text:list xml:id="list115511190930582" text:continue-numbering="true" text:style-name="WWNum7">
        <text:list-item>
          <text:p text:style-name="P58">Antes de implementar um modulo de software em TDD, listamos uma lista de funcionalidades e/ou casos de teste. Começamos a implementação destas funcionalidades, e no meio da lista, percebemos que a implementação seria mais fácil e incremental se trocássemos a ordem das funcionalidades da lista. Mas o TDD não permite mudar a ordem preestabelecida a não ser que se renegociem as prioridades desses requisitos com o resto do grupo ou o chefe. (0.5)</text:p>
          <text:list>
            <text:list-item>
              <text:p text:style-name="P58">V <text:s/>( <text:s/>)</text:p>
            </text:list-item>
            <text:list-item>
              <text:p text:style-name="P67"><text:span text:style-name="T11">F <text:s/>(</text:span><text:span text:style-name="T15">x</text:span><text:span text:style-name="T11">)</text:span></text:p>
            </text:list-item>
          </text:list>
        </text:list-item>
      </text:list>
      <text:p text:style-name="P13"/>
      <text:p text:style-name="P13"/>
      <text:list xml:id="list115511231767530" text:continue-numbering="true" text:style-name="WWNum7">
        <text:list-item>
          <text:p text:style-name="P58"><text:soft-page-break/>Assinale os itens que são verdadeiros: (0.5)</text:p>
          <text:p text:style-name="P58"/>
          <text:list>
            <text:list-item>
              <text:p text:style-name="P64">Testes funcionam como documentação, porque o teste é um exemplo de uso da classe.<text:tab/></text:p>
              <text:p text:style-name="P64"/>
            </text:list-item>
            <text:list-item>
              <text:p text:style-name="P58">O TDD exige que a única documentação seja na forma de testes, desde o começo até o produto final. Não vale nenhum documento escrito ou on-line, nem nenhuma ferramenta de organização.<text:tab/></text:p>
              <text:p text:style-name="P58"/>
            </text:list-item>
            <text:list-item>
              <text:p text:style-name="P64">Um teste pode funcionar como documentação, mas para isso, precisa ser bem organizado. Separar testes correlatos em classes separadas, usar nomes descritivos para os métodos @Test, separar as fixtures em @Before ou @BeforeClass, etc, Essas práticas auxiliam os testes a serem legíveis e se comportarem como boas documentações.<text:tab/></text:p>
              <text:p text:style-name="P64"/>
            </text:list-item>
            <text:list-item>
              <text:p text:style-name="P64">Qualquer documentação pode incluir também exemplos de uso bem organizados. Uma vantagem de usar testes ao invés de documentação texto, é que se os testes são mantidos "green", se garante que os testes são atualizados quando o código muda, enquanto um exemplo em texto pode não funcionar mais.<text:tab/></text:p>
              <text:p text:style-name="P58"/>
            </text:list-item>
            <text:list-item>
              <text:p text:style-name="P58">O TDD exige que todos o comportamento da classe, aos mínimos detalhes, incluindo exatamente como se comportar em todos os casos limite e possíveis exceções, estejam bem especificados antes de se começar a programar, mesmo que estejam escritos no papel de forma mais informal, como lista de testes.</text:p>
              <text:p text:style-name="P58"/>
            </text:list-item>
            <text:list-item>
              <text:p text:style-name="P58">Durante a fase de refatoração, é obrigatório focar apenas na nova funcionalidade implementada durante as ultimas fases RED-GREEN. Não podemos refatorar nada que não seja diretamente relacionado a nova funcionalidade.</text:p>
            </text:list-item>
          </text:list>
        </text:list-item>
      </text:list>
      <text:p text:style-name="P23"/>
      <text:p text:style-name="P6"/>
      <text:p text:style-name="P42"><text:span text:style-name="T6">PARTE III – IMPLEMENTAÇÃO</text:span></text:p>
      <text:p text:style-name="P35">QUESTÃO 3 - Joãozinho programa um Alarme!</text:p>
      <text:p text:style-name="P32">Joãozinho precisa testar a classe Alarme, e para isso ele implementou a classe fake Sensor (que no sistema real será substituida pela classe sensor real, que realmente lê dados de um sensor real). Joãozinho reclama que só conseguiu implementar um teste com JUnit, e ele não sabe como testar.</text:p>
      <text:p text:style-name="P3"/>
      <text:list xml:id="list7386103299242342514" text:style-name="WWNum1">
        <text:list-item>
          <text:p text:style-name="P37"><text:span text:style-name="T11">Joãozinho tem dificuldade para testar porque o código não segue SOLID. Qual o principal princípio SOLID violado, e como a solução de Joãozinho</text:span><text:bookmark text:name="_GoBack"/><text:span text:style-name="T11"> dificulta o teste e a posterior integração da classe real no sistema? A solução pode melhorar em relação há vários princípios, mas ha um mais diretamente violado. (1.0) </text:span><text:span text:style-name="T41">O princípio Open-Closed, ao </text:span><text:span text:style-name="T43">remover o construtor da classe “Alarm”</text:span><text:span text:style-name="T41"> Joãozinho torna impossível a extensão do código, uma vez que os limites não podem ser modificados por usuários da classe “Alarm”, nem mesmo por herança. </text:span><text:span text:style-name="T42">Assim, ao testar ou tentar integrar a classe ao sistema real, os limites serão fixos.</text:span></text:p>
        </text:list-item>
      </text:list>
      <text:p text:style-name="P15"/>
      <text:list xml:id="list115511625089787" text:continue-numbering="true" text:style-name="WWNum1">
        <text:list-item>
          <text:p text:style-name="P37"><text:span text:style-name="T10">[IMPLEMENTAÇÃO]</text:span><text:span text:style-name="T11"> modifique o código seguindo SOLID para permitir testar com facilidade, e facilitar tambem a posterior integração da classe Sensor real. Implemente os testes (dica: use mockito). (3.0)</text:span><text:span text:style-name="T31"> </text:span><text:span text:style-name="T43">Ok.</text:span></text:p>
        </text:list-item>
      </text:list>
      <text:p text:style-name="P15"/>
      <text:list xml:id="list115511614880604" text:continue-numbering="true" text:style-name="WWNum1">
        <text:list-item>
          <text:p text:style-name="P37"><text:span text:style-name="T11">Realize e mostre (copie aqui pequenos trechos de código com versões “antes” e “depois”) </text:span><text:span text:style-name="T14">DUAS</text:span><text:span text:style-name="T11"> (provavelmente pequenas) refatorações adicionais realizadas para melhorar a legibilidade do código e/ou seguir boas práticas de POO, explicando sucintamente a razão concreta da refatoração. (1.0)</text:span></text:p>
        </text:list-item>
      </text:list>
      <text:p text:style-name="P81"><text:span text:style-name="T55"/></text:p>
      <text:p text:style-name="P11"><text:span text:style-name="T53">A</text:span><text:span text:style-name="T52">NTES:</text:span></text:p>
      <text:p text:style-name="P80"><text:span text:style-name="T68">public</text:span><text:span text:style-name="T56"> </text:span><text:span text:style-name="T68">class</text:span><text:span text:style-name="T56"> Alarm {</text:span></text:p>
      <text:p text:style-name="P80"><text:span text:style-name="T68"><text:tab/>private</text:span><text:span text:style-name="T56"> </text:span><text:span text:style-name="T68">final</text:span><text:span text:style-name="T56"> </text:span><text:span text:style-name="T68">double</text:span><text:span text:style-name="T56"> LowPressureThreshold = 17;</text:span></text:p>
      <text:p text:style-name="P80"><text:span text:style-name="T68"><text:tab/>private</text:span><text:span text:style-name="T56"> </text:span><text:span text:style-name="T68">final</text:span><text:span text:style-name="T56"> </text:span><text:span text:style-name="T68">double</text:span><text:span text:style-name="T56"> HighPressureThreshold = 21;</text:span></text:p>
      <text:p text:style-name="P72"><text:tab/><text:tab/></text:p>
      <text:p text:style-name="P76"><text:span text:style-name="T56"><text:tab/><text:tab/>Sensor sensor = </text:span><text:span text:style-name="T68">new</text:span><text:span text:style-name="T56"> Sensor();</text:span></text:p>
      <text:p text:style-name="P76"><text:span text:style-name="T68"><text:tab/><text:tab/>boolean</text:span><text:span text:style-name="T56"> alarmOn = </text:span><text:span text:style-name="T68">false</text:span><text:span text:style-name="T56">;</text:span></text:p>
      <text:p text:style-name="P72"/>
      <text:p text:style-name="P76"><text:span text:style-name="T56"><text:tab/><text:tab/>//</text:span><text:span text:style-name="T69">restante do código</text:span></text:p>
      <text:p text:style-name="P73"><text:tab/>}</text:p>
      <text:p text:style-name="P73"><text:tab/></text:p>
      <text:p text:style-name="P20"><text:span text:style-name="T46"><text:tab/>D</text:span><text:span text:style-name="T47">EPOIS:</text:span></text:p>
      <text:p text:style-name="P74"><text:span text:style-name="T57"><text:tab/>public</text:span><text:span text:style-name="T61"> </text:span><text:span text:style-name="T57">class</text:span><text:span text:style-name="T61"> Alarm {</text:span></text:p>
      <text:p text:style-name="P74"><text:span text:style-name="T57"><text:tab/><text:tab/>private</text:span><text:span text:style-name="T61"> </text:span><text:span text:style-name="T57">final</text:span><text:span text:style-name="T61"> </text:span><text:span text:style-name="T57">double</text:span><text:span text:style-name="T61"> LowPressureThreshold;</text:span></text:p>
      <text:p text:style-name="P74"><text:span text:style-name="T57"><text:tab/><text:tab/>private</text:span><text:span text:style-name="T61"> </text:span><text:span text:style-name="T57">final</text:span><text:span text:style-name="T61"> </text:span><text:span text:style-name="T57">double</text:span><text:span text:style-name="T61"> HighPressureThreshold;</text:span></text:p>
      <text:p text:style-name="P74"><text:span text:style-name="T57"><text:tab/><text:tab/>private</text:span><text:span text:style-name="T61"> </text:span><text:span text:style-name="T57">boolean</text:span><text:span text:style-name="T61"> alarmOn;</text:span></text:p>
      <text:p text:style-name="P74"><text:span text:style-name="T57"><text:tab/><text:tab/>private</text:span><text:span text:style-name="T61"> Sensor sensor;</text:span></text:p>
      <text:p text:style-name="P70"><text:tab/></text:p>
      <text:p text:style-name="P74"><text:span text:style-name="T57"><text:tab/><text:tab/>public</text:span><text:span text:style-name="T61"> Alarm(</text:span><text:span text:style-name="T57">double</text:span><text:span text:style-name="T61"> LowTre</text:span><text:span text:style-name="T67">shold, </text:span><text:span text:style-name="T60">double</text:span><text:span text:style-name="T67"> HighThreshold, Sensor newSensor){</text:span></text:p>
      <text:p text:style-name="P74"><text:span text:style-name="T67"><text:tab/><text:tab/><text:tab/>LowPressureThreshold</text:span><text:span text:style-name="T61"> = LowTreshold;</text:span></text:p>
      <text:p text:style-name="P74"><text:span text:style-name="T62"><text:tab/><text:tab/><text:tab/>H</text:span><text:span text:style-name="T61">ighPressureThreshold = HighThreshold;</text:span></text:p>
      <text:p text:style-name="P74"><text:span text:style-name="T61"><text:tab/><text:tab/><text:tab/>sensor = newSensor;</text:span></text:p>
      <text:p text:style-name="P74"><text:span text:style-name="T61"><text:tab/><text:tab/><text:tab/>alarmOn = </text:span><text:span text:style-name="T57">false</text:span><text:span text:style-name="T61">;</text:span></text:p>
      <text:p text:style-name="P77"><text:span text:style-name="T61"><text:tab/><text:tab/>}</text:span></text:p>
      <text:p text:style-name="P77"><text:span text:style-name="T61"/></text:p>
      <text:p text:style-name="P77"><text:span text:style-name="T61"><text:tab/><text:tab/>// </text:span><text:span text:style-name="T63">restante do código</text:span></text:p>
      <text:p text:style-name="P71"><text:tab/>}</text:p>
      <text:p text:style-name="P78"><text:soft-page-break/><text:tab/><text:span text:style-name="T70">Criação de um construtor para setar os limites de pressão aceitáveis, bem como <text:tab/>integrar o alarme a um sensor específico, facilitando a criação de testes, uma vez que o <text:tab/>sensor manipulável irá responder de acordo com o desejado, diferente da classe Sensor <text:tab/>original que possuia um comportamento randomico. Tal modificação resolve o problema <text:tab/>apresentado no item (a).</text:span></text:p>
      <text:p text:style-name="P78"/>
      <text:p text:style-name="P78"><text:tab/><text:span text:style-name="T71">ANTES:</text:span></text:p>
      <text:p text:style-name="P78"><text:tab/>// <text:span text:style-name="T71">código original</text:span></text:p>
      <text:p text:style-name="P78"/>
      <text:p text:style-name="P79"><text:tab/>DEPOIS:</text:p>
      <text:p text:style-name="P75"><text:span text:style-name="T57"><text:tab/>public</text:span><text:span text:style-name="T61"> </text:span><text:span text:style-name="T57">class</text:span><text:span text:style-name="T61"> Alarm {</text:span></text:p>
      <text:p text:style-name="P75"><text:span text:style-name="T57"><text:tab/><text:tab/>private</text:span><text:span text:style-name="T61"> </text:span><text:span text:style-name="T57">boolean</text:span><text:span text:style-name="T61"> alarmOn;</text:span></text:p>
      <text:p text:style-name="P75"><text:span text:style-name="T61"/></text:p>
      <text:p text:style-name="P75"><text:span text:style-name="T61"><text:tab/><text:tab/>//</text:span><text:span text:style-name="T66">restante do código</text:span></text:p>
      <text:p text:style-name="P75"><text:span text:style-name="T57"><text:tab/><text:tab/></text:span></text:p>
      <text:p text:style-name="P75"><text:span text:style-name="T57"><text:tab/><text:tab/>public</text:span><text:span text:style-name="T57"> </text:span><text:span text:style-name="T57">void</text:span><text:span text:style-name="T57"> turnOff() {</text:span></text:p>
      <text:p text:style-name="P75"><text:span text:style-name="T61"><text:tab/><text:tab/><text:tab/>alarmOn</text:span><text:span text:style-name="T61"> = </text:span><text:span text:style-name="T57">false</text:span><text:span text:style-name="T61">;</text:span></text:p>
      <text:p text:style-name="P75"><text:span text:style-name="T57"><text:tab/><text:tab/>}</text:span></text:p>
      <text:p text:style-name="P44"><text:span text:style-name="T57"><text:tab/>}</text:span></text:p>
      <text:p text:style-name="P44"><text:span text:style-name="T57"><text:tab/></text:span></text:p>
      <text:p text:style-name="P43"><text:tab/><text:span text:style-name="T71">Para aplicações práticas, é útil poder desligar o alarme, uma vez que o código original <text:tab/>apenas ativa o alarme caso necessário, não sendo possível desativá-lo sem acessar <text:tab/>explicitamente o atributo “alarmOn”.</text:span></text:p>
      <text:p text:style-name="P43"><text:span text:style-name="T71"/></text:p>
      <text:p text:style-name="P45"><text:span text:style-name="T48"><text:tab/></text:span></text:p>
      <text:list xml:id="list115512108610003" text:continue-numbering="true" text:style-name="WWNum1">
        <text:list-item>
          <text:p text:style-name="P40">A nova solução também melhorou em relação a outros princípios SOLID ou GRASP, mesmo que secundariamente? <text:s/>Explique em relação a um deles, além do principal citado em a). (1.0) </text:p>
        </text:list-item>
      </text:list>
      <text:p text:style-name="P3"/>
      <text:p text:style-name="P5"/>
      <text:p text:style-name="P7"/>
      <text:h text:style-name="P51" text:outline-level="2">QUESTÃO 4 – TDD EM CÓDIGO LEGADO.</text:h>
      <text:p text:style-name="P34">[baseado no livro: “Working Effectively with Legacy Code”]</text:p>
      <text:p text:style-name="P8"/>
      <text:p text:style-name="P4">Muitos de vocês estão ou já estiveram trabalhando com software legado e, na imensa maioria dos casos, a situação do código é de ruim para péssima. Outras vezes, o código é tão complexo, que é difícil (ou perigoso) mexer nele, pois pode encadear uma série de comportamentos não desejáveis e incontroláveis no mesmo. Muitas vezes em códigos legados prevalece a seguinte arquitetura “Big Ball of Mud”, ou, na melhor das hipóteses, uma tentativa de implementação de uma arquitetura em 3 camadas. </text:p>
      <text:p text:style-name="P9"><text:span text:style-name="T11">Por consequência desse descuido com a separação de responsabilidades do software, o código acaba sendo “macarrônico”, com métodos e classes gigantes, realizando todo o tipo de tarefa, desde validações da UI, passando pelas regras de negócio e chegando à persistência. O cenário acima é fruto, dentre vários fatores, de código projetado sem </text:span><text:span text:style-name="T12">testabilidade</text:span><text:span text:style-name="T11"> em mente. Por isso tudo, retroalimentar a base de código legado com testes de unidade é o pior caso possível para a introdução de testes.</text:span></text:p>
      <text:p text:style-name="P9"><text:span text:style-name="T11">Um livro acerca do assunto foi construído por Michael Feathers, onde ele apresentou técnicas para realizar esta árdua tarefa. Uma das técnicas que ele apresentou foi batizada de </text:span><text:span text:style-name="T12">“Characterization Tests”, </text:span><text:span text:style-name="T11">que consiste em um teste que caracteriza o comportamento ATUAL de um pedaço de código, ou seja, </text:span><text:span text:style-name="T19">DEVEMOS TESTAR O QUE O CÓDIGO FAZ HOJE E NÃO O QUE GOSTARÍAMOS QUE ELE FIZESSE.</text:span><text:span text:style-name="T11"> Sem isso em mente, tentaríamos, ao escrever o teste, corrigir algum bug ou fazer alguma alteração drástica no design, perdendo o foco do objetivo principal.</text:span></text:p>
      <text:p text:style-name="P9"><text:span text:style-name="T11">Um requisito essencial para trabalhar com códigos legados é saber gerenciar as dependências que seu código possui em relação a outro código (por ex., outra classe, em OO). Como dito anteriormente, código legado normalmente não é escrito pensando-se em testabilidade, isso significa que o código é altamente acoplado com dependências de baixo nível (classes que fazem I/O, classes que precisam de um contexto em </text:span><text:span text:style-name="T12">runtime</text:span><text:span text:style-name="T11"> para executarem corretamente, etc.).</text:span></text:p>
      <text:p text:style-name="P4"/>
      <text:p text:style-name="P4">Dado os códigos abaixo, perceba que temos a classe RelatorioDespesas que tem por finalidade imprimir um relatório com todas as despesas existentes numa viagem.</text:p>
      <text:p text:style-name="P10"/>
      <text:p text:style-name="P14"/>
      <table:table table:name="Table1" table:style-name="Table1">
        <table:table-column table:style-name="Table1.A"/>
        <table:table-row table:style-name="Table1.1">
          <table:table-cell table:style-name="Table1.A1" office:value-type="string">
            <text:p text:style-name="P46">Classe RelatórioDespesa</text:p>
          </table:table-cell>
        </table:table-row>
        <table:table-row table:style-name="Table1.1">
          <table:table-cell table:style-name="Table1.A1" office:value-type="string">
            <text:p text:style-name="P17"><text:span text:style-name="T20">public</text:span><text:span text:style-name="T22"> </text:span><text:span text:style-name="T20">class</text:span><text:span text:style-name="T22"> RelatorioDespesas {</text:span></text:p>
            <text:p text:style-name="P17"><text:span text:style-name="T22"><text:tab/></text:span><text:span text:style-name="T20">public</text:span><text:span text:style-name="T22"> </text:span><text:span text:style-name="T20">void</text:span><text:span text:style-name="T22"> ImprimirRelatorio(Iterator&lt;Despesa&gt; </text:span><text:span text:style-name="T24">despesas</text:span><text:span text:style-name="T22">) {</text:span></text:p>
            <text:p text:style-name="P17"><text:span text:style-name="T22"><text:tab/><text:tab/></text:span><text:span text:style-name="T20">float</text:span><text:span text:style-name="T22"> </text:span><text:span text:style-name="T24">totalDespesa</text:span><text:span text:style-name="T22"> = 0.0f;</text:span></text:p>
            <text:p text:style-name="P17"><text:span text:style-name="T22"><text:tab/><text:tab/></text:span><text:span text:style-name="T20">while</text:span><text:span text:style-name="T22"> (</text:span><text:span text:style-name="T24">despesas</text:span><text:span text:style-name="T22">.hasNext()) {</text:span></text:p>
            <text:p text:style-name="P17"><text:span text:style-name="T22"><text:tab/><text:tab/><text:tab/>Despesa </text:span><text:span text:style-name="T24">desp</text:span><text:span text:style-name="T22"> = </text:span><text:span text:style-name="T24">despesas</text:span><text:span text:style-name="T22">.next();</text:span></text:p>
            <text:p text:style-name="P17"><text:span text:style-name="T22"><text:tab/><text:tab/><text:tab/></text:span><text:span text:style-name="T20">float</text:span><text:span text:style-name="T22"> </text:span><text:span text:style-name="T24">despesa</text:span><text:span text:style-name="T22"> = </text:span><text:span text:style-name="T24">desp</text:span><text:span text:style-name="T22">.getDespesa();</text:span></text:p>
            <text:p text:style-name="P17"><text:span text:style-name="T22"><text:tab/><text:tab/><text:tab/></text:span><text:span text:style-name="T24">totalDespesa</text:span><text:span text:style-name="T22">+= </text:span><text:span text:style-name="T24">despesa</text:span><text:span text:style-name="T22">;</text:span></text:p>
            <text:p text:style-name="P19"><text:tab/><text:tab/>}</text:p>
            <text:p text:style-name="P19"><text:tab/><text:tab/></text:p>
            <text:p text:style-name="P17"><text:span text:style-name="T22"><text:tab/><text:tab/>Calculadora </text:span><text:span text:style-name="T24">calculadora</text:span><text:span text:style-name="T22"> = </text:span><text:span text:style-name="T20">new</text:span><text:span text:style-name="T22"> Calculadora ();</text:span></text:p>
            <text:p text:style-name="P17"><text:span text:style-name="T22"><text:tab/><text:tab/></text:span><text:span text:style-name="T24">calculadora</text:span><text:span text:style-name="T22">.imprime(</text:span><text:span text:style-name="T24">totalDespesa</text:span><text:span text:style-name="T22">);</text:span></text:p>
            <text:p text:style-name="P19"><text:tab/>}</text:p>
            <text:p text:style-name="P19">}</text:p>
          </table:table-cell>
        </table:table-row>
      </table:table>
      <text:p text:style-name="P16"/>
      <table:table table:name="Table2" table:style-name="Table2">
        <table:table-column table:style-name="Table2.A"/>
        <table:table-row table:style-name="Table2.1">
          <table:table-cell table:style-name="Table2.A1" office:value-type="string">
            <text:p text:style-name="P46">Classe Despesa</text:p>
          </table:table-cell>
        </table:table-row>
        <table:table-row table:style-name="Table2.1">
          <table:table-cell table:style-name="Table2.A1" office:value-type="string">
            <text:p text:style-name="P17"><text:span text:style-name="T21">public</text:span><text:span text:style-name="T23"> </text:span><text:span text:style-name="T21">class</text:span><text:span text:style-name="T23"> Despesa {</text:span></text:p>
            <text:p text:style-name="P17"><text:span text:style-name="T23"><text:tab/></text:span><text:span text:style-name="T21">float</text:span><text:span text:style-name="T23"> </text:span><text:span text:style-name="T26">total</text:span><text:span text:style-name="T23">= 0.0f;</text:span></text:p>
            <text:p text:style-name="P18"><text:tab/></text:p>
            <text:p text:style-name="P17"><text:span text:style-name="T23"><text:tab/></text:span><text:span text:style-name="T21">public</text:span><text:span text:style-name="T23"> Despesa(</text:span><text:span text:style-name="T21">float</text:span><text:span text:style-name="T23"> </text:span><text:span text:style-name="T25">total</text:span><text:span text:style-name="T23">) {</text:span></text:p>
            <text:p text:style-name="P17"><text:span text:style-name="T23"><text:tab/><text:tab/></text:span><text:span text:style-name="T21">this</text:span><text:span text:style-name="T23">.</text:span><text:span text:style-name="T26">total</text:span><text:span text:style-name="T23">= </text:span><text:span text:style-name="T25">total</text:span><text:span text:style-name="T23">;</text:span></text:p>
            <text:p text:style-name="P18"><text:tab/>}</text:p>
            <text:p text:style-name="P18"/>
            <text:p text:style-name="P17"><text:span text:style-name="T23"><text:tab/></text:span><text:span text:style-name="T21">public</text:span><text:span text:style-name="T23"> </text:span><text:span text:style-name="T21">float</text:span><text:span text:style-name="T23"> getDespesa() {</text:span></text:p>
            <text:p text:style-name="P17"><text:span text:style-name="T23"><text:tab/><text:tab/></text:span><text:span text:style-name="T21">return</text:span><text:span text:style-name="T23"> </text:span><text:span text:style-name="T26">total</text:span><text:span text:style-name="T23">;</text:span></text:p>
            <text:p text:style-name="P17"><text:span text:style-name="T23"><text:tab/></text:span><text:span text:style-name="T22">}</text:span></text:p>
            <text:p text:style-name="P19"><text:tab/></text:p>
            <text:p text:style-name="P19">}</text:p>
          </table:table-cell>
        </table:table-row>
      </table:table>
      <text:p text:style-name="P16"/>
      <table:table table:name="Table3" table:style-name="Table3">
        <table:table-column table:style-name="Table3.A"/>
        <table:table-row table:style-name="Table3.1">
          <table:table-cell table:style-name="Table3.A1" office:value-type="string">
            <text:p text:style-name="P46">Classe Impressora</text:p>
          </table:table-cell>
        </table:table-row>
        <table:table-row table:style-name="Table3.1">
          <table:table-cell table:style-name="Table3.A1" office:value-type="string">
            <text:p text:style-name="P17"><text:span text:style-name="T21">public</text:span><text:span text:style-name="T23"> </text:span><text:span text:style-name="T21">class</text:span><text:span text:style-name="T23"> Impressora {</text:span></text:p>
            <text:p text:style-name="P17"><text:span text:style-name="T23"><text:tab/></text:span><text:span text:style-name="T21">public</text:span><text:span text:style-name="T23"> </text:span><text:span text:style-name="T21">void</text:span><text:span text:style-name="T23"> Imprimir(String </text:span><text:span text:style-name="T25">conteudo</text:span><text:span text:style-name="T23">) {</text:span></text:p>
            <text:p text:style-name="P17"><text:span text:style-name="T23"><text:tab/><text:tab/></text:span><text:span text:style-name="T21">if</text:span><text:span text:style-name="T23"> (</text:span><text:span text:style-name="T25">conteudo</text:span><text:span text:style-name="T23">==</text:span><text:span text:style-name="T21">null</text:span><text:span text:style-name="T23">) {</text:span></text:p>
            <text:p text:style-name="P17"><text:span text:style-name="T23"><text:tab/><text:tab/><text:tab/></text:span><text:span text:style-name="T21">throw</text:span><text:span text:style-name="T23"> </text:span><text:span text:style-name="T21">new</text:span><text:span text:style-name="T23"> IllegalArgumentException(</text:span><text:span text:style-name="T28">"conteudo nulo"</text:span><text:span text:style-name="T23">);</text:span></text:p>
            <text:p text:style-name="P18"><text:tab/><text:tab/>}</text:p>
            <text:p text:style-name="P17"><text:span text:style-name="T23"><text:tab/><text:tab/></text:span><text:span text:style-name="T21">else</text:span><text:span text:style-name="T23"> </text:span></text:p>
            <text:p text:style-name="P17"><text:span text:style-name="T23"><text:tab/><text:tab/><text:tab/>System.</text:span><text:span text:style-name="T27">out</text:span><text:span text:style-name="T23">.println(</text:span><text:span text:style-name="T25">conteudo</text:span><text:span text:style-name="T23">);</text:span></text:p>
            <text:p text:style-name="P17"><text:span text:style-name="T23"><text:tab/></text:span><text:span text:style-name="T22">}</text:span></text:p>
            <text:p text:style-name="P19">}</text:p>
          </table:table-cell>
        </table:table-row>
      </table:table>
      <text:p text:style-name="P16"/>
      <table:table table:name="Table4" table:style-name="Table4">
        <table:table-column table:style-name="Table4.A"/>
        <table:table-row table:style-name="Table4.1">
          <table:table-cell table:style-name="Table4.A1" office:value-type="string">
            <text:p text:style-name="P46">Classe Calculadora</text:p>
          </table:table-cell>
        </table:table-row>
        <table:table-row table:style-name="Table4.1">
          <table:table-cell table:style-name="Table4.A1" office:value-type="string">
            <text:p text:style-name="P17"><text:span text:style-name="T20">public</text:span><text:span text:style-name="T22"> </text:span><text:span text:style-name="T20">class</text:span><text:span text:style-name="T22"> Calculadora {</text:span></text:p>
            <text:p text:style-name="P17"><text:span text:style-name="T22"><text:tab/></text:span><text:span text:style-name="T20">public</text:span><text:span text:style-name="T22"> </text:span><text:span text:style-name="T20">void</text:span><text:span text:style-name="T22"> imprime(</text:span><text:span text:style-name="T20">float</text:span><text:span text:style-name="T22"> </text:span><text:span text:style-name="T24">totalDespesa</text:span><text:span text:style-name="T22">) {</text:span></text:p>
            <text:p text:style-name="P17"><text:span text:style-name="T22"><text:tab/><text:tab/>String </text:span><text:span text:style-name="T24">conteudo</text:span><text:span text:style-name="T22"> = </text:span><text:span text:style-name="T29">"Relatório de Despesas"</text:span><text:span text:style-name="T22">;</text:span></text:p>
            <text:p text:style-name="P17"><text:span text:style-name="T22"><text:tab/><text:tab/></text:span><text:span text:style-name="T24">Conteúdo</text:span><text:span text:style-name="T22">+=(</text:span><text:span text:style-name="T29">"\n Total das despesas:"</text:span><text:span text:style-name="T22"> + </text:span><text:span text:style-name="T24">totalDespesa</text:span><text:span text:style-name="T22">);</text:span></text:p>
            <text:p text:style-name="P19"/>
            <text:p text:style-name="P17"><text:span text:style-name="T22"><text:tab/><text:tab/>SistemaOperacional </text:span><text:span text:style-name="T24">so</text:span><text:span text:style-name="T22"> = </text:span><text:span text:style-name="T20">new</text:span><text:span text:style-name="T22"> SistemaOperacional();</text:span></text:p>
            <text:p text:style-name="P17"><text:span text:style-name="T22"><text:tab/><text:tab/></text:span><text:span text:style-name="T24">so</text:span><text:span text:style-name="T22">.getDriverImpressao().Imprimir(</text:span><text:span text:style-name="T24">conteudo</text:span><text:span text:style-name="T22">);</text:span></text:p>
            <text:p text:style-name="P19"><text:tab/>}</text:p>
            <text:p text:style-name="P19">}</text:p>
            <text:p text:style-name="P19"/>
          </table:table-cell>
        </table:table-row>
      </table:table>
      <text:p text:style-name="P4"/>
      <table:table table:name="Table5" table:style-name="Table5">
        <table:table-column table:style-name="Table5.A"/>
        <table:table-row table:style-name="Table5.1">
          <table:table-cell table:style-name="Table5.A1" office:value-type="string">
            <text:p text:style-name="P46">Classe SistemaOperacional</text:p>
          </table:table-cell>
        </table:table-row>
        <text:soft-page-break/>
        <table:table-row table:style-name="Table5.1">
          <table:table-cell table:style-name="Table5.A1" office:value-type="string">
            <text:p text:style-name="P17"><text:span text:style-name="T20">public</text:span><text:span text:style-name="T22"> </text:span><text:span text:style-name="T20">class</text:span><text:span text:style-name="T22"> SistemaOperacional {</text:span></text:p>
            <text:p text:style-name="P17"><text:span text:style-name="T22"><text:tab/></text:span><text:span text:style-name="T20">public</text:span><text:span text:style-name="T22"> Impressora getDriverImpressao() {</text:span></text:p>
            <text:p text:style-name="P17"><text:span text:style-name="T22"><text:tab/><text:tab/></text:span><text:span text:style-name="T20">return</text:span><text:span text:style-name="T22"> </text:span><text:span text:style-name="T20">new</text:span><text:span text:style-name="T22"> Impressora();</text:span></text:p>
            <text:p text:style-name="P19"><text:tab/>}</text:p>
            <text:p text:style-name="P19">}</text:p>
          </table:table-cell>
        </table:table-row>
      </table:table>
      <text:p text:style-name="P4"/>
      <text:list xml:id="list6205324367673445927" text:style-name="WWNum6">
        <text:list-item>
          <text:p text:style-name="P55"><text:span text:style-name="T10">[IMPLEMENTAÇÃO]</text:span><text:span text:style-name="T11"> Ao analisar as classes pode-se verificar que as classes possuem comportamentos bem estranhos, ou seja, dado o nome das classes elas tem responsabilidades ou em excesso ou ausentes, ou até mesmo em locais errados. Dessa forma, aplicando a lei de demeter e boas práticas de refatoração, remova os mau-cheiros existentes no código, de forma a ajustar as responsabilidades, bem como dependências existentes. (2.0)</text:span><text:span text:style-name="T31"> </text:span><text:span text:style-name="T44">Ok.</text:span></text:p>
        </text:list-item>
      </text:list>
      <text:p text:style-name="P24"/>
      <text:list xml:id="list115511488065157" text:continue-numbering="true" text:style-name="WWNum6">
        <text:list-item>
          <text:p text:style-name="P55"><text:span text:style-name="T10">[IMPLEMENTAÇÃO]</text:span><text:span text:style-name="T11"> <text:s/>Construa um teste unitário que permita que seja testada a classe RelatorioDespesas sem que as demais classes afetem ou possam influenciar nos testes (inserção de erros ou comportamentos / complexidade desnecessárias). (2.0) </text:span><text:span text:style-name="T45">Ok.</text:span></text:p>
        </text:list-item>
      </text:list>
      <text:p text:style-name="P22"/>
      <text:list xml:id="list115512545192301" text:continue-numbering="true" text:style-name="WWNum6">
        <text:list-item>
          <text:p text:style-name="P55"><text:span text:style-name="T10">[IMPLEMENTAÇÃO]</text:span><text:span text:style-name="T11"> Dado que impressoras matriciais não são mais presentes em nosso ambiente, apenas existindo impressoras laser ou jato de tinta, refatore o código de forma que seja possível usar qualquer tipo de impressora em RelatorioDespesas (ou seja para a classe RelatorioDespesas deve ser transparente qual o tipo físico de impressora a ser usada), onde o tipo correto é verificado através de um parâmetro do Sistema Operacional que deve reconhecer qual é a impressora correta. ATENTE, NÃO GERE DEPENDÊNCIAS DESNECESSÁRIAS. <text:s/>(1.0)</text:span></text:p>
        </text:list-item>
      </text:list>
      <text:p text:style-name="P22"/>
      <text:list xml:id="list115512724993952" text:continue-numbering="true" text:style-name="WWNum6">
        <text:list-item>
          <text:list>
            <text:list-item>
              <text:p text:style-name="P57">Seus testes precisaram mudar? Caso sim, ajuste o código.</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onsolas" svg:font-family="Consolas" style:font-family-generic="roman" style:font-pitch="variable"/>
    <style:font-face style:name="Monospace" svg:font-family="Monospace" style:font-family-generic="roman" style:font-pitch="variable"/>
    <style:font-face style:name="PT Mono" svg:font-family="'PT Mono'" style:font-family-generic="roman" style:font-pitch="variable"/>
    <style:font-face style:name="Segoe UI" svg:font-family="'Segoe UI'"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Monospace1" svg:font-family="Monospace" style:font-family-generic="swiss" style:font-pitch="variable"/>
    <style:font-face style:name="Arial2" svg:font-family="Arial"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T Mono1" svg:font-family="'PT Mono'" style:font-family-generic="system" style:font-pitch="variable"/>
    <style:font-face style:name="Segoe UI1" svg:font-family="'Segoe UI'"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none" style:letter-kerning="true" style:font-name-asian="Arial2" style:font-size-asian="11pt" style:language-asian="pt" style:country-asian="BR"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Arial" fo:font-size="11pt" fo:language="en" fo:country="none" style:letter-kerning="true" style:font-name-asian="Arial2" style:font-size-asian="11pt" style:language-asian="pt" style:country-asian="BR"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fo:padding="0cm" fo:border="non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able_20_Contents" style:display-name="Table Contents" style:family="paragraph" style:parent-style-name="Standard" style:class="extra"/>
    <style:style style:name="Default_20_Paragraph_20_Font" style:display-name="Default Paragraph Font" style:family="text"/>
    <style:style style:name="Texto_20_de_20_comentário_20_Char" style:display-name="Texto de comentário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fo:font-size="12pt" style:text-underline-style="none" fo:font-weight="bold"/>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font-size-asian="11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prefix="("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prefix="("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style:num-prefix="("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n Cel Av BARRETO</meta:initial-creator>
    <meta:editing-cycles>50</meta:editing-cycles>
    <meta:creation-date>2017-09-30T15:51:00</meta:creation-date>
    <dc:date>2017-10-20T11:55:10.925123485</dc:date>
    <meta:editing-duration>PT6H12M44S</meta:editing-duration>
    <meta:generator>LibreOffice/5.1.6.2$Linux_X86_64 LibreOffice_project/10m0$Build-2</meta:generator>
    <meta:document-statistic meta:table-count="5" meta:image-count="0" meta:object-count="0" meta:page-count="10" meta:paragraph-count="177" meta:word-count="2560" meta:character-count="16699" meta:non-whitespace-character-count="1418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